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fo:margin-left="-0.018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padding="0.097cm" fo:border="none" style:writing-mode="lr-tb"/>
    </style:style>
    <style:style style:name="P1" style:family="paragraph" style:parent-style-name="BSI_5f_Cabeçalho">
      <style:paragraph-properties fo:text-align="end" style:justify-single-word="false"/>
    </style:style>
    <style:style style:name="P2" style:family="paragraph" style:parent-style-name="BSI_5f_Cabeçalho">
      <style:paragraph-properties fo:text-align="start" style:justify-single-word="false"/>
      <style:text-properties officeooo:rsid="013dffe5" officeooo:paragraph-rsid="013dffe5"/>
    </style:style>
    <style:style style:name="P3" style:family="paragraph" style:parent-style-name="BSI_5f_CorpoDeTexto">
      <style:text-properties officeooo:paragraph-rsid="004de713"/>
    </style:style>
    <style:style style:name="P4" style:family="paragraph" style:parent-style-name="BSI_5f_CorpoDeTexto">
      <style:text-properties fo:language="en" fo:country="US" officeooo:paragraph-rsid="004de713"/>
    </style:style>
    <style:style style:name="P5" style:family="paragraph" style:parent-style-name="BSI_5f_CorpoDeTexto">
      <style:paragraph-properties fo:line-height="150%"/>
      <style:text-properties style:font-name="Arial" fo:font-size="12pt" officeooo:rsid="010a644d" officeooo:paragraph-rsid="010a644d" style:font-size-asian="12pt" style:font-size-complex="12pt"/>
    </style:style>
    <style:style style:name="P6" style:family="paragraph" style:parent-style-name="BSI_5f_CorpoDeTexto">
      <style:paragraph-properties fo:line-height="150%"/>
      <style:text-properties style:font-name="Arial" fo:font-size="12pt" officeooo:rsid="001b0a11" officeooo:paragraph-rsid="004de713" style:font-size-asian="12pt" style:font-size-complex="12pt"/>
    </style:style>
    <style:style style:name="P7" style:family="paragraph" style:parent-style-name="BSI_5f_CorpoDeTexto">
      <style:text-properties officeooo:rsid="00232739" officeooo:paragraph-rsid="004de713"/>
    </style:style>
    <style:style style:name="P8" style:family="paragraph" style:parent-style-name="BSI_5f_CorpoDeTexto">
      <style:text-properties officeooo:rsid="004a803c" officeooo:paragraph-rsid="004de713"/>
    </style:style>
    <style:style style:name="P9" style:family="paragraph" style:parent-style-name="BSI_5f_CorpoDeTexto">
      <style:paragraph-properties fo:text-align="justify" style:justify-single-word="false"/>
      <style:text-properties officeooo:paragraph-rsid="004de713"/>
    </style:style>
    <style:style style:name="P10" style:family="paragraph" style:parent-style-name="BSI_5f_CorpoDeTexto">
      <style:paragraph-properties fo:text-align="justify" style:justify-single-word="false"/>
      <style:text-properties officeooo:paragraph-rsid="0054c296"/>
    </style:style>
    <style:style style:name="P11" style:family="paragraph" style:parent-style-name="BSI_5f_CorpoDeTexto">
      <style:text-properties officeooo:rsid="010a644d" officeooo:paragraph-rsid="010a644d"/>
    </style:style>
    <style:style style:name="P12" style:family="paragraph" style:parent-style-name="BSI_5f_CorpoDeTexto">
      <style:text-properties officeooo:rsid="0079e44b" officeooo:paragraph-rsid="012274cc"/>
    </style:style>
    <style:style style:name="P13" style:family="paragraph" style:parent-style-name="BSI_5f_CorpoDeTexto">
      <style:text-properties officeooo:rsid="01330811" officeooo:paragraph-rsid="01368fd0"/>
    </style:style>
    <style:style style:name="P14" style:family="paragraph" style:parent-style-name="BSI_5f_CorpoDeTexto">
      <style:text-properties officeooo:rsid="0133fec8" officeooo:paragraph-rsid="01368fd0"/>
    </style:style>
    <style:style style:name="P15" style:family="paragraph" style:parent-style-name="BSI_5f_CorpoDeTexto">
      <style:paragraph-properties fo:text-align="start" style:justify-single-word="false"/>
      <style:text-properties officeooo:paragraph-rsid="004de713"/>
    </style:style>
    <style:style style:name="P16" style:family="paragraph" style:parent-style-name="BSI_5f_CorpoDeTexto">
      <style:text-properties officeooo:rsid="0158f77a" officeooo:paragraph-rsid="0158f77a"/>
    </style:style>
    <style:style style:name="P17" style:family="paragraph" style:parent-style-name="BSI_5f_CorpoDeTexto">
      <style:paragraph-properties fo:margin-left="0cm" fo:margin-right="0cm" fo:text-indent="0cm" style:auto-text-indent="false"/>
      <style:text-properties officeooo:paragraph-rsid="004de713"/>
    </style:style>
    <style:style style:name="P18" style:family="paragraph" style:parent-style-name="BSI_5f_CorpoDeTexto">
      <style:paragraph-properties fo:margin-left="0cm" fo:margin-right="0cm" fo:text-indent="0cm" style:auto-text-indent="false"/>
      <style:text-properties officeooo:paragraph-rsid="00751150"/>
    </style:style>
    <style:style style:name="P19" style:family="paragraph" style:parent-style-name="BSI_5f_CorpoDeTexto">
      <style:paragraph-properties fo:margin-left="0cm" fo:margin-right="0cm" fo:text-indent="0cm" style:auto-text-indent="false"/>
      <style:text-properties officeooo:rsid="015550c6" officeooo:paragraph-rsid="015550c6"/>
    </style:style>
    <style:style style:name="P20" style:family="paragraph" style:parent-style-name="BSI_5f_CorpoDeTexto">
      <style:paragraph-properties fo:margin-left="0cm" fo:margin-right="0cm" fo:text-indent="0cm" style:auto-text-indent="false" fo:break-before="page"/>
    </style:style>
    <style:style style:name="P21" style:family="paragraph" style:parent-style-name="BSI_5f_CorpoDeTexto" style:master-page-name="">
      <style:paragraph-properties fo:margin-left="0cm" fo:margin-right="0cm" fo:text-indent="0cm" style:auto-text-indent="false" style:page-number="auto"/>
      <style:text-properties officeooo:paragraph-rsid="004de713"/>
    </style:style>
    <style:style style:name="P22" style:family="paragraph" style:parent-style-name="BSI_5f_TextoFolhaEstiloRosto">
      <style:paragraph-properties fo:margin-left="0cm" fo:margin-right="0cm" fo:text-align="end" style:justify-single-word="false" fo:text-indent="0cm" style:auto-text-indent="false">
        <style:tab-stops/>
      </style:paragraph-properties>
      <style:text-properties officeooo:paragraph-rsid="004de713"/>
    </style:style>
    <style:style style:name="P23" style:family="paragraph" style:parent-style-name="BSI_5f_CorpoDeTexto">
      <loext:graphic-properties draw:fill="none"/>
      <style:paragraph-properties fo:margin-left="0cm" fo:margin-right="0cm" fo:margin-top="0cm" fo:margin-bottom="0cm" loext:contextual-spacing="false" fo:line-height="150%" fo:text-align="justify" style:justify-single-word="false" fo:keep-together="auto" fo:orphans="0" fo:widows="0" fo:text-indent="0cm" style:auto-text-indent="false" fo:background-color="transparent">
        <style:tab-stops/>
      </style:paragraph-properties>
      <style:text-properties style:font-name="Arial" fo:font-size="12pt" fo:language="en" fo:country="US" fo:font-style="italic" officeooo:rsid="01149977" officeooo:paragraph-rsid="01330811" style:font-size-asian="12pt" style:font-style-asian="italic" style:font-size-complex="12pt" style:font-style-complex="italic"/>
    </style:style>
    <style:style style:name="P24" style:family="paragraph" style:parent-style-name="BSI_5f_TítuloPréTextual">
      <style:paragraph-properties fo:break-before="page"/>
      <style:text-properties officeooo:paragraph-rsid="004de713"/>
    </style:style>
    <style:style style:name="P25" style:family="paragraph" style:parent-style-name="BSI_5f_TítuloAbstract">
      <style:paragraph-properties fo:break-before="page"/>
      <style:text-properties fo:language="en" fo:country="US" officeooo:paragraph-rsid="004de713"/>
    </style:style>
    <style:style style:name="P26" style:family="paragraph" style:parent-style-name="BSI_5f_Título_5f_1">
      <style:paragraph-properties fo:text-align="center" style:justify-single-word="false" fo:break-before="page"/>
    </style:style>
    <style:style style:name="P27" style:family="paragraph" style:parent-style-name="BSI_5f_CorpoDeTexto">
      <style:paragraph-properties fo:break-before="page"/>
      <style:text-properties officeooo:paragraph-rsid="004de713"/>
    </style:style>
    <style:style style:name="P28" style:family="paragraph" style:parent-style-name="BSI_5f_CorpoDeTexto">
      <loext:graphic-properties draw:fill="none"/>
      <style:paragraph-properties fo:margin-left="5.3cm" fo:margin-right="0cm" fo:margin-top="0cm" fo:margin-bottom="0cm" loext:contextual-spacing="false" fo:line-height="150%" fo:text-align="justify" style:justify-single-word="false" fo:hyphenation-ladder-count="no-limit" fo:text-indent="0cm" style:auto-text-indent="false" fo:background-color="transparent"/>
      <style:text-properties officeooo:paragraph-rsid="01243aa6" fo:hyphenate="false" fo:hyphenation-remain-char-count="2" fo:hyphenation-push-char-count="2"/>
    </style:style>
    <style:style style:name="P29" style:family="paragraph" style:parent-style-name="BSI_5f_CorpoDeTexto">
      <loext:graphic-properties draw:fill="none"/>
      <style:paragraph-properties fo:margin-left="5.3cm" fo:margin-right="0cm" fo:margin-top="0cm" fo:margin-bottom="0cm" loext:contextual-spacing="false" fo:line-height="150%" fo:text-align="justify" style:justify-single-word="false" fo:keep-together="auto" fo:hyphenation-ladder-count="no-limit" fo:text-indent="0cm" style:auto-text-indent="false" fo:background-color="transparent">
        <style:tab-stops>
          <style:tab-stop style:position="8.714cm"/>
        </style:tab-stops>
      </style:paragraph-properties>
      <style:text-properties officeooo:paragraph-rsid="01262089" fo:hyphenate="false" fo:hyphenation-remain-char-count="2" fo:hyphenation-push-char-count="2"/>
    </style:style>
    <style:style style:name="P30" style:family="paragraph" style:parent-style-name="BSI_5f_CorpoDeTexto">
      <loext:graphic-properties draw:fill="none"/>
      <style:paragraph-properties fo:margin-left="5.3cm" fo:margin-right="0cm" fo:margin-top="0cm" fo:margin-bottom="0cm" loext:contextual-spacing="false" fo:line-height="150%" fo:text-align="justify" style:justify-single-word="false" fo:keep-together="auto" fo:orphans="0" fo:widows="0" fo:text-indent="0cm" style:auto-text-indent="false" fo:background-color="transparent">
        <style:tab-stops/>
      </style:paragraph-properties>
      <style:text-properties officeooo:paragraph-rsid="01243aa6"/>
    </style:style>
    <style:style style:name="P31" style:family="paragraph" style:parent-style-name="BSI_5f_CorpoDeTexto">
      <loext:graphic-properties draw:fill="none"/>
      <style:paragraph-properties fo:margin-left="5.3cm" fo:margin-right="0cm" fo:margin-top="0cm" fo:margin-bottom="0cm" loext:contextual-spacing="false" fo:line-height="150%" fo:text-align="justify" style:justify-single-word="false" fo:keep-together="auto" fo:orphans="0" fo:widows="0" fo:text-indent="0cm" style:auto-text-indent="false" fo:background-color="transparent">
        <style:tab-stops/>
      </style:paragraph-properties>
      <style:text-properties style:font-name="Arial" fo:font-size="12pt" officeooo:rsid="007b9af9" officeooo:paragraph-rsid="01243aa6" style:font-size-asian="12pt" style:font-size-complex="12pt"/>
    </style:style>
    <style:style style:name="P32" style:family="paragraph" style:parent-style-name="BSI_5f_CorpoDeTexto">
      <loext:graphic-properties draw:fill="none"/>
      <style:paragraph-properties fo:margin-left="5.3cm" fo:margin-right="0cm" fo:margin-top="0cm" fo:margin-bottom="0cm" loext:contextual-spacing="false" fo:line-height="150%" fo:text-align="justify" style:justify-single-word="false" fo:keep-together="auto" fo:hyphenation-ladder-count="no-limit" fo:text-indent="0cm" style:auto-text-indent="false" fo:background-color="transparent">
        <style:tab-stops>
          <style:tab-stop style:position="6.526cm"/>
        </style:tab-stops>
      </style:paragraph-properties>
      <style:text-properties style:font-name="Arial" fo:font-weight="normal" officeooo:rsid="00237cad" officeooo:paragraph-rsid="014a111e" style:font-weight-asian="normal" style:font-weight-complex="normal" fo:hyphenate="false" fo:hyphenation-remain-char-count="2" fo:hyphenation-push-char-count="2"/>
    </style:style>
    <style:style style:name="P33" style:family="paragraph" style:parent-style-name="BSI_5f_CorpoDeTexto">
      <loext:graphic-properties draw:fill="none"/>
      <style:paragraph-properties fo:margin-left="0cm" fo:margin-right="0cm" fo:margin-top="0cm" fo:margin-bottom="0cm" loext:contextual-spacing="false" fo:line-height="150%" fo:text-align="justify" style:justify-single-word="false" fo:hyphenation-ladder-count="no-limit" fo:text-indent="1.3cm" style:auto-text-indent="false" fo:background-color="transparent"/>
      <style:text-properties style:font-name="Arial" fo:font-weight="normal" officeooo:rsid="0078a8a7" officeooo:paragraph-rsid="0078a8a7" style:font-weight-asian="normal" style:font-weight-complex="normal" fo:hyphenate="false" fo:hyphenation-remain-char-count="2" fo:hyphenation-push-char-count="2"/>
    </style:style>
    <style:style style:name="P34" style:family="paragraph" style:parent-style-name="BSI_5f_CorpoDeTexto" style:master-page-name="">
      <loext:graphic-properties draw:fill="none"/>
      <style:paragraph-properties fo:margin-left="0cm" fo:margin-right="0cm" fo:margin-top="0cm" fo:margin-bottom="0cm" loext:contextual-spacing="false" fo:line-height="150%" fo:text-align="justify" style:justify-single-word="false" fo:keep-together="auto" fo:hyphenation-ladder-count="no-limit" fo:text-indent="1.3cm" style:auto-text-indent="false" style:page-number="auto" fo:background-color="transparent"/>
      <style:text-properties officeooo:paragraph-rsid="004de713" fo:hyphenate="false" fo:hyphenation-remain-char-count="2" fo:hyphenation-push-char-count="2"/>
    </style:style>
    <style:style style:name="P35" style:family="paragraph" style:parent-style-name="BSI_5f_TítuloCapa">
      <style:text-properties officeooo:paragraph-rsid="004de713"/>
    </style:style>
    <style:style style:name="P36" style:family="paragraph" style:parent-style-name="BSI_5f_TextoAbstract">
      <style:text-properties officeooo:paragraph-rsid="004de713"/>
    </style:style>
    <style:style style:name="P37" style:family="paragraph" style:parent-style-name="BSI_5f_TextoResumo">
      <style:text-properties fo:language="en" fo:country="US" officeooo:paragraph-rsid="004de713"/>
    </style:style>
    <style:style style:name="P38" style:family="paragraph" style:parent-style-name="BSI_5f_TextoFolhaEstiloRosto">
      <style:text-properties officeooo:paragraph-rsid="004de713"/>
    </style:style>
    <style:style style:name="P39" style:family="paragraph" style:parent-style-name="Table_20_Contents">
      <style:paragraph-properties fo:line-height="150%" fo:text-align="start" style:justify-single-word="false"/>
      <style:text-properties style:font-name="Arial" fo:font-size="12pt" officeooo:rsid="0111dc27" officeooo:paragraph-rsid="0111dc27" style:font-size-asian="12pt" style:font-size-complex="12pt"/>
    </style:style>
    <style:style style:name="P40" style:family="paragraph" style:parent-style-name="Table_20_Contents">
      <style:paragraph-properties fo:text-align="center" style:justify-single-word="false"/>
      <style:text-properties style:font-name="Arial" officeooo:rsid="0111dc27" officeooo:paragraph-rsid="0111dc27"/>
    </style:style>
    <style:style style:name="P41" style:family="paragraph" style:parent-style-name="BSI_5f_Apresentacao">
      <style:text-properties style:font-name="Arial" officeooo:paragraph-rsid="004de713"/>
    </style:style>
    <style:style style:name="P42" style:family="paragraph" style:parent-style-name="BSI_5f_Apresentacao">
      <style:text-properties officeooo:paragraph-rsid="004de713"/>
    </style:style>
    <style:style style:name="P43" style:family="paragraph" style:parent-style-name="BSI_5f_Apresentacao">
      <style:text-properties officeooo:rsid="014ae6ce" officeooo:paragraph-rsid="014ae6ce"/>
    </style:style>
    <style:style style:name="P44" style:family="paragraph" style:parent-style-name="BSI_5f_TextoCapa">
      <style:paragraph-properties fo:text-align="center" style:justify-single-word="false"/>
      <style:text-properties style:font-name="Arial" officeooo:rsid="0028b5c1" officeooo:paragraph-rsid="004de713"/>
    </style:style>
    <style:style style:name="P45" style:family="paragraph" style:parent-style-name="BSI_5f_TextoCapa">
      <style:paragraph-properties fo:text-align="center" style:justify-single-word="false"/>
      <style:text-properties style:font-name="Arial" fo:font-size="14pt" officeooo:rsid="0028b5c1" officeooo:paragraph-rsid="004de713"/>
    </style:style>
    <style:style style:name="P46" style:family="paragraph" style:parent-style-name="BSI_5f_TextoCapa">
      <style:text-properties officeooo:paragraph-rsid="004de713"/>
    </style:style>
    <style:style style:name="P47" style:family="paragraph" style:parent-style-name="BSI_5f_TextoCapa">
      <style:text-properties officeooo:rsid="004a1e22" officeooo:paragraph-rsid="004de713"/>
    </style:style>
    <style:style style:name="P48" style:family="paragraph" style:parent-style-name="BSI_5f_CropoDeTextoCentralizado">
      <style:text-properties officeooo:paragraph-rsid="004de713"/>
    </style:style>
    <style:style style:name="P49" style:family="paragraph" style:parent-style-name="BSI_5f_CorpoDeTexto" style:master-page-name="">
      <loext:graphic-properties draw:fill="none"/>
      <style:paragraph-properties fo:margin-left="5.399cm" fo:margin-right="0cm" fo:margin-top="0cm" fo:margin-bottom="0cm" loext:contextual-spacing="false" fo:line-height="150%" fo:text-align="justify" style:justify-single-word="false" fo:keep-together="auto" fo:orphans="0" fo:widows="0" fo:text-indent="0cm" style:auto-text-indent="false" style:page-number="auto" fo:background-color="transparent">
        <style:tab-stops>
          <style:tab-stop style:position="5.398cm"/>
          <style:tab-stop style:position="11.007cm"/>
        </style:tab-stops>
      </style:paragraph-properties>
      <style:text-properties fo:font-size="10.5pt" style:font-size-asian="10.5pt" style:font-size-complex="10.5pt"/>
    </style:style>
    <style:style style:name="P50" style:family="paragraph" style:parent-style-name="BSI_5f_TítuloPréTextual">
      <style:text-properties officeooo:paragraph-rsid="004de713"/>
    </style:style>
    <style:style style:name="P51" style:family="paragraph" style:parent-style-name="BSI_5f_Título_5f_3">
      <style:text-properties fo:font-size="12pt" style:font-size-asian="12pt" style:font-size-complex="12pt"/>
    </style:style>
    <style:style style:name="P52" style:family="paragraph" style:parent-style-name="BSI_5f_Título_5f_3">
      <style:text-properties fo:font-weight="bold" officeooo:rsid="00227a8b" style:font-weight-asian="bold" style:font-weight-complex="bold"/>
    </style:style>
    <style:style style:name="P53" style:family="paragraph" style:parent-style-name="BSI_5f_Título_5f_3">
      <style:text-properties fo:font-weight="normal" officeooo:rsid="00232739" style:font-weight-asian="normal" style:font-weight-complex="normal"/>
    </style:style>
    <style:style style:name="P54" style:family="paragraph" style:parent-style-name="BSI_5f_Título_5f_1" style:master-page-name="">
      <style:paragraph-properties style:page-number="auto" fo:break-before="auto" fo:break-after="auto"/>
    </style:style>
    <style:style style:name="P55" style:family="paragraph" style:parent-style-name="BSI_5f_Título_5f_1" style:master-page-name="">
      <style:paragraph-properties fo:text-align="center" style:justify-single-word="false" style:page-number="auto" fo:break-before="auto" fo:break-after="auto"/>
      <style:text-properties officeooo:paragraph-rsid="0158f77a"/>
    </style:style>
    <style:style style:name="P56" style:family="paragraph" style:parent-style-name="BSI_5f_CorpoDeTexto" style:master-page-name="">
      <style:paragraph-properties fo:line-height="100%" style:page-number="auto" fo:break-before="auto" fo:break-after="auto"/>
      <style:text-properties fo:font-size="10.5pt" officeooo:rsid="012aaed8" officeooo:paragraph-rsid="012aaed8" style:font-size-asian="10.5pt" style:font-size-complex="10.5pt"/>
    </style:style>
    <style:style style:name="P57" style:family="paragraph" style:parent-style-name="BSI_5f_TítuloAbstract">
      <style:text-properties fo:language="en" fo:country="US" officeooo:paragraph-rsid="004de713"/>
    </style:style>
    <style:style style:name="P58" style:family="paragraph" style:parent-style-name="BSI_5f_TextoReferências">
      <style:text-properties officeooo:paragraph-rsid="013bba9b"/>
    </style:style>
    <style:style style:name="P59" style:family="paragraph" style:parent-style-name="BSI_5f_TextoReferências">
      <style:text-properties officeooo:rsid="015aae28" officeooo:paragraph-rsid="015aae28"/>
    </style:style>
    <style:style style:name="P60" style:family="paragraph" style:parent-style-name="BSI_5f_TextoReferências">
      <style:text-properties fo:font-weight="normal" officeooo:rsid="015aae28" officeooo:paragraph-rsid="015aae28" style:font-weight-asian="normal" style:font-weight-complex="normal"/>
    </style:style>
    <style:style style:name="P61" style:family="paragraph" style:parent-style-name="BSI_5f_TextoReferências">
      <style:text-properties fo:font-weight="normal" officeooo:rsid="01828be7" officeooo:paragraph-rsid="01828be7" style:font-weight-asian="normal" style:font-weight-complex="normal"/>
    </style:style>
    <style:style style:name="P62" style:family="paragraph" style:parent-style-name="BSI_5f_TextoReferências">
      <style:text-properties officeooo:paragraph-rsid="015aae28"/>
    </style:style>
    <style:style style:name="P63" style:family="paragraph" style:parent-style-name="BSI_5f_TextoReferências">
      <style:text-properties officeooo:paragraph-rsid="013df89a"/>
    </style:style>
    <style:style style:name="P64" style:family="paragraph" style:parent-style-name="BSI_5f_TextoReferências">
      <style:text-properties officeooo:paragraph-rsid="0161a2d9"/>
    </style:style>
    <style:style style:name="P65" style:family="paragraph" style:parent-style-name="BSI_5f_TextoReferências">
      <style:text-properties officeooo:paragraph-rsid="01635dfc"/>
    </style:style>
    <style:style style:name="P66" style:family="paragraph" style:parent-style-name="BSI_5f_TextoReferências">
      <style:text-properties officeooo:paragraph-rsid="0164ba68"/>
    </style:style>
    <style:style style:name="P67" style:family="paragraph" style:parent-style-name="BSI_5f_TextoReferências">
      <style:text-properties officeooo:paragraph-rsid="016638e5"/>
    </style:style>
    <style:style style:name="P68" style:family="paragraph" style:parent-style-name="BSI_5f_TextoReferências">
      <style:text-properties officeooo:paragraph-rsid="016869f3"/>
    </style:style>
    <style:style style:name="P69" style:family="paragraph" style:parent-style-name="BSI_5f_TextoReferências">
      <style:text-properties officeooo:paragraph-rsid="0169e097"/>
    </style:style>
    <style:style style:name="P70" style:family="paragraph" style:parent-style-name="BSI_5f_TextoReferências">
      <style:text-properties officeooo:paragraph-rsid="016c5951"/>
    </style:style>
    <style:style style:name="P71" style:family="paragraph" style:parent-style-name="BSI_5f_TextoReferências">
      <style:text-properties officeooo:paragraph-rsid="0171a6de"/>
    </style:style>
    <style:style style:name="P72" style:family="paragraph" style:parent-style-name="BSI_5f_TextoReferências">
      <style:text-properties officeooo:paragraph-rsid="0174a655"/>
    </style:style>
    <style:style style:name="P73" style:family="paragraph" style:parent-style-name="BSI_5f_TextoReferências">
      <style:paragraph-properties fo:text-align="start" style:justify-single-word="false"/>
      <style:text-properties officeooo:paragraph-rsid="0158f77a"/>
    </style:style>
    <style:style style:name="P74" style:family="paragraph" style:parent-style-name="BSI_5f_TextoReferências">
      <style:paragraph-properties fo:text-align="start" style:justify-single-word="false"/>
      <style:text-properties officeooo:paragraph-rsid="0176632c"/>
    </style:style>
    <style:style style:name="P75" style:family="paragraph" style:parent-style-name="BSI_5f_TextoReferências">
      <style:text-properties officeooo:paragraph-rsid="01783997"/>
    </style:style>
    <style:style style:name="P76" style:family="paragraph" style:parent-style-name="BSI_5f_TextoReferências">
      <style:text-properties officeooo:paragraph-rsid="017a1f05"/>
    </style:style>
    <style:style style:name="P77" style:family="paragraph" style:parent-style-name="BSI_5f_TextoReferências">
      <style:text-properties officeooo:paragraph-rsid="017b9e2e"/>
    </style:style>
    <style:style style:name="P78" style:family="paragraph" style:parent-style-name="Contents_20_Heading" style:master-page-name="BSI_5f_PréTexto">
      <style:paragraph-properties style:page-number="auto" fo:break-before="page"/>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3">
      <style:paragraph-properties>
        <style:tab-stops>
          <style:tab-stop style:position="16cm" style:type="right" style:leader-style="dotted" style:leader-text="."/>
        </style:tab-stops>
      </style:paragraph-properties>
      <style:text-properties officeooo:paragraph-rsid="01c46de6"/>
    </style:style>
    <style:style style:name="P81" style:family="paragraph" style:parent-style-name="BSI_5f_CorpoDeTexto" style:master-page-name="BSI_5f_PósTexto">
      <style:paragraph-properties style:page-number="auto"/>
      <style:text-properties officeooo:paragraph-rsid="004de713"/>
    </style:style>
    <style:style style:name="P82" style:family="paragraph" style:parent-style-name="BSI_5f_CorpoDeTexto" style:master-page-name="BSI_5f_PósTexto">
      <style:paragraph-properties fo:text-align="center" style:justify-single-word="false" style:page-number="auto"/>
      <style:text-properties officeooo:paragraph-rsid="0158f77a"/>
    </style:style>
    <style:style style:name="P83" style:family="paragraph" style:parent-style-name="BSI_5f_TítuloSemNumeração" style:master-page-name="">
      <style:paragraph-properties fo:text-align="center" style:justify-single-word="false" style:page-number="auto" fo:break-before="auto" fo:break-after="auto"/>
      <style:text-properties officeooo:paragraph-rsid="004de713"/>
    </style:style>
    <style:style style:name="P84" style:family="paragraph" style:parent-style-name="BSI_5f_TítuloSemNumeração" style:master-page-name="">
      <style:paragraph-properties fo:text-align="center" style:justify-single-word="false" style:page-number="auto" fo:break-before="auto" fo:break-after="auto"/>
      <style:text-properties officeooo:paragraph-rsid="0054c296"/>
    </style:style>
    <style:style style:name="P85" style:family="paragraph" style:parent-style-name="BSI_5f_TítuloSemNumeração" style:master-page-name="">
      <style:paragraph-properties fo:text-align="center" style:justify-single-word="false" style:page-number="auto" fo:break-before="auto" fo:break-after="auto"/>
      <style:text-properties fo:language="pt" fo:country="BR" officeooo:rsid="019be2cc" officeooo:paragraph-rsid="0069c79a"/>
    </style:style>
    <style:style style:name="P86" style:family="paragraph" style:parent-style-name="Contents_20_1">
      <style:paragraph-properties>
        <style:tab-stops>
          <style:tab-stop style:position="16cm" style:type="right" style:leader-style="dotted" style:leader-text="."/>
        </style:tab-stops>
      </style:paragraph-properties>
    </style:style>
    <style:style style:name="P87" style:family="paragraph" style:parent-style-name="Contents_20_2">
      <style:paragraph-properties>
        <style:tab-stops>
          <style:tab-stop style:position="16cm" style:type="right" style:leader-style="dotted" style:leader-text="."/>
        </style:tab-stops>
      </style:paragraph-properties>
    </style:style>
    <style:style style:name="P88" style:family="paragraph" style:parent-style-name="BSI_5f_TextoCapa" style:master-page-name="BSI_5f_PrimeiraPágina">
      <style:paragraph-properties style:page-number="auto" fo:break-before="page"/>
      <style:text-properties officeooo:paragraph-rsid="004de713"/>
    </style:style>
    <style:style style:name="P89" style:family="paragraph" style:parent-style-name="BSI_5f_TítuloPréTextual" style:master-page-name="BSI_5f_PréTexto">
      <style:paragraph-properties style:page-number="auto" fo:break-before="page"/>
    </style:style>
    <style:style style:name="P90" style:family="paragraph" style:parent-style-name="BSI_5f_TítuloPréTextual" style:master-page-name="BSI_5f_PréTexto">
      <style:paragraph-properties style:page-number="auto"/>
    </style:style>
    <style:style style:name="P91" style:family="paragraph" style:parent-style-name="BSI_5f_Título_5f_2">
      <style:text-properties officeooo:paragraph-rsid="004de713"/>
    </style:style>
    <style:style style:name="P92" style:family="paragraph" style:parent-style-name="BSI_5f_Título_5f_1" style:master-page-name="BSI_5f_PósTexto">
      <style:paragraph-properties style:page-number="auto"/>
    </style:style>
    <style:style style:name="P93" style:family="paragraph" style:parent-style-name="BSI_5f_Título_5f_1" style:master-page-name="BSI_5f_PósTexto">
      <style:paragraph-properties fo:text-align="center" style:justify-single-word="false" style:page-number="auto"/>
    </style:style>
    <style:style style:name="P94" style:family="paragraph" style:parent-style-name="BSI_5f_Título_5f_1" style:master-page-name="BSI_5f_PósTexto">
      <style:paragraph-properties fo:text-align="center" style:justify-single-word="false" style:page-number="auto"/>
      <style:text-properties officeooo:paragraph-rsid="0158f77a"/>
    </style:style>
    <style:style style:name="P95" style:family="paragraph" style:parent-style-name="BSI_5f_Título_5f_1" style:master-page-name="">
      <style:paragraph-properties style:page-number="auto" fo:break-before="auto" fo:break-after="auto"/>
      <style:text-properties officeooo:paragraph-rsid="004de713"/>
    </style:style>
    <style:style style:name="P96" style:family="paragraph" style:parent-style-name="BSI_5f_Título_5f_1">
      <style:paragraph-properties fo:text-align="center" style:justify-single-word="false" fo:break-before="page"/>
      <style:text-properties officeooo:paragraph-rsid="0158f77a"/>
    </style:style>
    <style:style style:name="T1" style:family="text">
      <style:text-properties fo:font-weight="bold" style:font-weight-asian="bold" style:font-weight-complex="bold"/>
    </style:style>
    <style:style style:name="T2" style:family="text">
      <style:text-properties fo:font-weight="bold" officeooo:rsid="00227a8b" style:font-weight-asian="bold" style:font-weight-complex="bold"/>
    </style:style>
    <style:style style:name="T3" style:family="text">
      <style:text-properties fo:font-weight="bold" officeooo:rsid="002c47d1" style:font-weight-asian="bold" style:font-weight-complex="bold"/>
    </style:style>
    <style:style style:name="T4" style:family="text">
      <style:text-properties fo:font-weight="bold" officeooo:rsid="010a644d" style:font-weight-asian="bold" style:font-weight-complex="bold"/>
    </style:style>
    <style:style style:name="T5" style:family="text">
      <style:text-properties fo:font-weight="bold" officeooo:rsid="00da9878" style:font-weight-asian="bold" style:font-weight-complex="bold"/>
    </style:style>
    <style:style style:name="T6" style:family="text">
      <style:text-properties fo:font-weight="bold" officeooo:rsid="013bba9b" style:font-weight-asian="bold" style:font-weight-complex="bold"/>
    </style:style>
    <style:style style:name="T7" style:family="text">
      <style:text-properties fo:font-weight="bold" officeooo:rsid="013dffe5" style:font-weight-asian="bold" style:font-weight-complex="bold"/>
    </style:style>
    <style:style style:name="T8" style:family="text">
      <style:text-properties fo:font-weight="bold" officeooo:rsid="015aae28" style:font-weight-asian="bold" style:font-weight-complex="bold"/>
    </style:style>
    <style:style style:name="T9" style:family="text">
      <style:text-properties fo:font-weight="bold" officeooo:rsid="0161a2d9" style:font-weight-asian="bold" style:font-weight-complex="bold"/>
    </style:style>
    <style:style style:name="T10" style:family="text">
      <style:text-properties fo:font-weight="bold" officeooo:rsid="01635dfc" style:font-weight-asian="bold" style:font-weight-complex="bold"/>
    </style:style>
    <style:style style:name="T11" style:family="text">
      <style:text-properties fo:font-weight="bold" officeooo:rsid="0164ba68" style:font-weight-asian="bold" style:font-weight-complex="bold"/>
    </style:style>
    <style:style style:name="T12" style:family="text">
      <style:text-properties fo:font-weight="bold" officeooo:rsid="016869f3" style:font-weight-asian="bold" style:font-weight-complex="bold"/>
    </style:style>
    <style:style style:name="T13" style:family="text">
      <style:text-properties fo:font-weight="bold" officeooo:rsid="0169e097" style:font-weight-asian="bold" style:font-weight-complex="bold"/>
    </style:style>
    <style:style style:name="T14" style:family="text">
      <style:text-properties fo:font-weight="bold" officeooo:rsid="0171a6de" style:font-weight-asian="bold" style:font-weight-complex="bold"/>
    </style:style>
    <style:style style:name="T15" style:family="text">
      <style:text-properties fo:font-weight="bold" officeooo:rsid="0174a655" style:font-weight-asian="bold" style:font-weight-complex="bold"/>
    </style:style>
    <style:style style:name="T16" style:family="text">
      <style:text-properties fo:font-weight="bold" officeooo:rsid="0176632c" style:font-weight-asian="bold" style:font-weight-complex="bold"/>
    </style:style>
    <style:style style:name="T17" style:family="text">
      <style:text-properties fo:font-weight="bold" officeooo:rsid="01783997" style:font-weight-asian="bold" style:font-weight-complex="bold"/>
    </style:style>
    <style:style style:name="T18" style:family="text">
      <style:text-properties fo:font-weight="bold" officeooo:rsid="017a1f05" style:font-weight-asian="bold" style:font-weight-complex="bold"/>
    </style:style>
    <style:style style:name="T19" style:family="text">
      <style:text-properties fo:color="#000000" style:font-name="Arial" style:text-underline-style="none" officeooo:rsid="00359b45"/>
    </style:style>
    <style:style style:name="T20" style:family="text">
      <style:text-properties fo:color="#000000" style:font-name="Arial" style:text-underline-style="none" officeooo:rsid="0059661b"/>
    </style:style>
    <style:style style:name="T21" style:family="text">
      <style:text-properties fo:color="#000000" style:font-name="Arial" style:text-underline-style="none" officeooo:rsid="008cc47c"/>
    </style:style>
    <style:style style:name="T22" style:family="text">
      <style:text-properties fo:color="#000000" style:font-name="Arial" style:text-underline-style="none" officeooo:rsid="009cca7f"/>
    </style:style>
    <style:style style:name="T23" style:family="text">
      <style:text-properties fo:color="#000000" style:font-name="Arial" style:text-underline-style="none" officeooo:rsid="00d637eb"/>
    </style:style>
    <style:style style:name="T24" style:family="text">
      <style:text-properties fo:color="#000000" style:font-name="Arial" style:text-underline-style="none" officeooo:rsid="00d63baf"/>
    </style:style>
    <style:style style:name="T25" style:family="text">
      <style:text-properties fo:color="#000000" style:font-name="Arial" style:text-underline-style="none" fo:font-weight="bold" officeooo:rsid="00d637eb" style:font-weight-asian="bold" style:font-weight-complex="bold"/>
    </style:style>
    <style:style style:name="T26" style:family="text">
      <style:text-properties fo:color="#000000" style:font-name="Arial" style:text-underline-style="none" fo:font-weight="bold" officeooo:rsid="008cc47c" style:font-weight-asian="bold" style:font-weight-complex="bold"/>
    </style:style>
    <style:style style:name="T27" style:family="text">
      <style:text-properties fo:color="#000000" style:font-name="Arial" style:text-underline-style="none" fo:font-weight="bold" officeooo:rsid="00359b45" style:font-weight-asian="bold" style:font-weight-complex="bold"/>
    </style:style>
    <style:style style:name="T28" style:family="text">
      <style:text-properties fo:color="#000000" style:text-underline-style="none"/>
    </style:style>
    <style:style style:name="T29" style:family="text">
      <style:text-properties fo:color="#000000" style:text-underline-style="none" officeooo:rsid="00641355"/>
    </style:style>
    <style:style style:name="T30" style:family="text">
      <style:text-properties fo:color="#000000" style:text-underline-style="none" officeooo:rsid="0059661b"/>
    </style:style>
    <style:style style:name="T31" style:family="text">
      <style:text-properties fo:color="#000000" style:text-underline-style="none" officeooo:rsid="00c99bd0"/>
    </style:style>
    <style:style style:name="T32" style:family="text">
      <style:text-properties fo:color="#000000" style:text-underline-style="none" fo:font-weight="bold" style:font-weight-asian="bold" style:font-weight-complex="bold"/>
    </style:style>
    <style:style style:name="T33" style:family="text">
      <style:text-properties fo:color="#000000" style:text-underline-style="none" fo:font-weight="bold" officeooo:rsid="013df89a" style:font-weight-asian="bold" style:font-weight-complex="bold"/>
    </style:style>
    <style:style style:name="T34" style:family="text">
      <style:text-properties fo:color="#000000" style:text-underline-style="none" fo:font-weight="bold" officeooo:rsid="00641355" style:font-weight-asian="bold" style:font-weight-complex="bold"/>
    </style:style>
    <style:style style:name="T35" style:family="text">
      <style:text-properties fo:color="#000000" style:text-underline-style="none" fo:font-weight="bold" officeooo:rsid="00c99bd0" style:font-weight-asian="bold" style:font-weight-complex="bold"/>
    </style:style>
    <style:style style:name="T36" style:family="text">
      <style:text-properties fo:color="#000000" fo:font-size="12pt" style:text-underline-style="none" officeooo:rsid="00c99bd0" style:font-size-asian="12pt" style:font-size-complex="12pt"/>
    </style:style>
    <style:style style:name="T37" style:family="text">
      <style:text-properties fo:color="#000000" fo:font-style="normal" style:text-underline-style="none" fo:font-weight="normal" officeooo:rsid="016638e5" style:font-style-asian="normal" style:font-weight-asian="normal" style:font-style-complex="normal" style:font-weight-complex="normal"/>
    </style:style>
    <style:style style:name="T38" style:family="text">
      <style:text-properties fo:color="#000000" fo:font-style="normal" style:text-underline-style="none" fo:font-weight="bold" officeooo:rsid="016638e5" style:font-style-asian="normal" style:font-weight-asian="bold" style:font-style-complex="normal" style:font-weight-complex="bold"/>
    </style:style>
    <style:style style:name="T39" style:family="text">
      <style:text-properties fo:color="#000000" fo:font-style="italic" style:text-underline-style="none" fo:font-weight="bold" officeooo:rsid="00641355" style:font-style-asian="italic" style:font-weight-asian="bold" style:font-style-complex="italic" style:font-weight-complex="bold"/>
    </style:style>
    <style:style style:name="T40" style:family="text">
      <style:text-properties fo:color="#000000" fo:font-style="italic" style:text-underline-style="none" fo:font-weight="bold" officeooo:rsid="016638e5" style:font-style-asian="italic" style:font-weight-asian="bold" style:font-style-complex="italic" style:font-weight-complex="bold"/>
    </style:style>
    <style:style style:name="T41" style:family="text">
      <style:text-properties style:font-name="Arial" fo:font-weight="normal" officeooo:rsid="001f7eb8" style:font-weight-asian="normal" style:font-weight-complex="normal"/>
    </style:style>
    <style:style style:name="T42" style:family="text">
      <style:text-properties style:font-name="Arial" fo:font-weight="normal" officeooo:rsid="00237cad" style:font-weight-asian="normal" style:font-weight-complex="normal"/>
    </style:style>
    <style:style style:name="T43" style:family="text">
      <style:text-properties style:font-name="Arial" fo:font-weight="normal" officeooo:rsid="004a1e22" style:font-weight-asian="normal" style:font-weight-complex="normal"/>
    </style:style>
    <style:style style:name="T44" style:family="text">
      <style:text-properties style:font-name="Arial" fo:font-weight="normal" officeooo:rsid="005aab89" style:font-weight-asian="normal" style:font-weight-complex="normal"/>
    </style:style>
    <style:style style:name="T45" style:family="text">
      <style:text-properties style:font-name="Arial" fo:font-weight="normal" officeooo:rsid="01160287" style:font-weight-asian="normal" style:font-weight-complex="normal"/>
    </style:style>
    <style:style style:name="T46" style:family="text">
      <style:text-properties style:font-name="Arial" fo:font-weight="normal" officeooo:rsid="01178450" style:font-weight-asian="normal" style:font-weight-complex="normal"/>
    </style:style>
    <style:style style:name="T47" style:family="text">
      <style:text-properties style:font-name="Arial" fo:font-weight="normal" officeooo:rsid="0119b8f1" style:font-weight-asian="normal" style:font-weight-complex="normal"/>
    </style:style>
    <style:style style:name="T48" style:family="text">
      <style:text-properties style:font-name="Arial" fo:font-weight="normal" officeooo:rsid="0121f94d" style:font-weight-asian="normal" style:font-weight-complex="normal"/>
    </style:style>
    <style:style style:name="T49" style:family="text">
      <style:text-properties style:font-name="Arial" fo:font-weight="normal" officeooo:rsid="015fdf96" style:font-weight-asian="normal" style:font-weight-complex="normal"/>
    </style:style>
    <style:style style:name="T50" style:family="text">
      <style:text-properties style:font-name="Arial" fo:font-size="12pt" fo:language="en" fo:country="US" fo:font-style="italic" officeooo:rsid="0026d2de" style:font-size-asian="12pt" style:font-style-asian="italic" style:font-size-complex="12pt" style:font-style-complex="italic"/>
    </style:style>
    <style:style style:name="T51" style:family="text">
      <style:text-properties style:font-name="Arial" officeooo:rsid="0018c40c"/>
    </style:style>
    <style:style style:name="T52" style:family="text">
      <style:text-properties style:font-name="Arial" officeooo:rsid="00da9878"/>
    </style:style>
    <style:style style:name="T53" style:family="text">
      <style:text-properties style:font-name="Arial" fo:font-weight="bold" style:font-weight-asian="bold" style:font-weight-complex="bold"/>
    </style:style>
    <style:style style:name="T54" style:family="text">
      <style:text-properties style:font-name="Arial" fo:font-weight="bold" officeooo:rsid="00227a8b" style:font-weight-asian="bold" style:font-weight-complex="bold"/>
    </style:style>
    <style:style style:name="T55" style:family="text">
      <style:text-properties style:font-name="Arial" fo:font-weight="bold" officeooo:rsid="010a644d" style:font-weight-asian="bold" style:font-weight-complex="bold"/>
    </style:style>
    <style:style style:name="T56" style:family="text">
      <style:text-properties style:font-name="Arial" fo:font-weight="bold" officeooo:rsid="002c47d1" style:font-weight-asian="bold" style:font-weight-complex="bold"/>
    </style:style>
    <style:style style:name="T57" style:family="text">
      <style:text-properties style:text-underline-style="solid" style:text-underline-width="auto" style:text-underline-color="font-color" officeooo:rsid="002899d6"/>
    </style:style>
    <style:style style:name="T58" style:family="text">
      <style:text-properties fo:font-weight="normal" style:font-weight-asian="normal" style:font-weight-complex="normal"/>
    </style:style>
    <style:style style:name="T59" style:family="text">
      <style:text-properties fo:font-weight="normal" officeooo:rsid="00232739" style:font-weight-asian="normal" style:font-weight-complex="normal"/>
    </style:style>
    <style:style style:name="T60" style:family="text">
      <style:text-properties fo:font-weight="normal" officeooo:rsid="0011b29d" style:font-weight-asian="normal" style:font-weight-complex="normal"/>
    </style:style>
    <style:style style:name="T61" style:family="text">
      <style:text-properties fo:font-weight="normal" officeooo:rsid="015aae28" style:font-weight-asian="normal" style:font-weight-complex="normal"/>
    </style:style>
    <style:style style:name="T62" style:family="text">
      <style:text-properties fo:font-weight="normal" officeooo:rsid="0161a2d9" style:font-weight-asian="normal" style:font-weight-complex="normal"/>
    </style:style>
    <style:style style:name="T63" style:family="text">
      <style:text-properties fo:font-weight="normal" officeooo:rsid="016869f3" style:font-weight-asian="normal" style:font-weight-complex="normal"/>
    </style:style>
    <style:style style:name="T64" style:family="text">
      <style:text-properties fo:font-weight="normal" officeooo:rsid="0169e097" style:font-weight-asian="normal" style:font-weight-complex="normal"/>
    </style:style>
    <style:style style:name="T65" style:family="text">
      <style:text-properties fo:font-weight="normal" officeooo:rsid="0171a6de" style:font-weight-asian="normal" style:font-weight-complex="normal"/>
    </style:style>
    <style:style style:name="T66" style:family="text">
      <style:text-properties fo:font-weight="normal" officeooo:rsid="0174a655" style:font-weight-asian="normal" style:font-weight-complex="normal"/>
    </style:style>
    <style:style style:name="T67" style:family="text">
      <style:text-properties fo:font-weight="normal" officeooo:rsid="0176632c" style:font-weight-asian="normal" style:font-weight-complex="normal"/>
    </style:style>
    <style:style style:name="T68" style:family="text">
      <style:text-properties fo:font-weight="normal" officeooo:rsid="01783997" style:font-weight-asian="normal" style:font-weight-complex="normal"/>
    </style:style>
    <style:style style:name="T69" style:family="text">
      <style:text-properties fo:font-weight="normal" officeooo:rsid="017b9e2e" style:font-weight-asian="normal" style:font-weight-complex="normal"/>
    </style:style>
    <style:style style:name="T70" style:family="text">
      <style:text-properties fo:font-weight="normal" officeooo:rsid="017a1f05" style:font-weight-asian="normal" style:font-weight-complex="normal"/>
    </style:style>
    <style:style style:name="T71" style:family="text">
      <style:text-properties officeooo:rsid="00227a8b"/>
    </style:style>
    <style:style style:name="T72" style:family="text">
      <style:text-properties officeooo:rsid="0026d2de"/>
    </style:style>
    <style:style style:name="T73" style:family="text">
      <style:text-properties officeooo:rsid="0025eb25"/>
    </style:style>
    <style:style style:name="T74" style:family="text">
      <style:text-properties fo:language="en" fo:country="US"/>
    </style:style>
    <style:style style:name="T75" style:family="text">
      <style:text-properties fo:language="en" fo:country="US" fo:font-weight="bold" style:font-weight-asian="bold" style:font-weight-complex="bold"/>
    </style:style>
    <style:style style:name="T76" style:family="text">
      <style:text-properties fo:language="en" fo:country="US" officeooo:rsid="0026d2de"/>
    </style:style>
    <style:style style:name="T77" style:family="text">
      <style:text-properties style:use-window-font-color="true" fo:font-weight="bold" fo:background-color="#ffffff" loext:char-shading-value="0" style:font-weight-asian="bold" style:font-weight-complex="bold"/>
    </style:style>
    <style:style style:name="T78" style:family="text">
      <style:text-properties style:use-window-font-color="true" fo:font-weight="bold" officeooo:rsid="002c47d1" fo:background-color="#ffffff" loext:char-shading-value="0" style:font-weight-asian="bold" style:font-weight-complex="bold"/>
    </style:style>
    <style:style style:name="T79" style:family="text">
      <style:text-properties style:use-window-font-color="true" style:font-name="Arial" fo:font-size="12pt" style:font-size-asian="12pt" style:font-size-complex="12pt"/>
    </style:style>
    <style:style style:name="T80" style:family="text">
      <style:text-properties officeooo:rsid="002899d6"/>
    </style:style>
    <style:style style:name="T81" style:family="text">
      <style:text-properties officeooo:rsid="004413f3"/>
    </style:style>
    <style:style style:name="T82" style:family="text">
      <style:text-properties officeooo:rsid="001ca52d"/>
    </style:style>
    <style:style style:name="T83" style:family="text">
      <style:text-properties officeooo:rsid="0026190a"/>
    </style:style>
    <style:style style:name="T84" style:family="text">
      <style:text-properties officeooo:rsid="004a1e22"/>
    </style:style>
    <style:style style:name="T85" style:family="text">
      <style:text-properties officeooo:rsid="003b8132"/>
    </style:style>
    <style:style style:name="T86" style:family="text">
      <style:text-properties officeooo:rsid="002c47d1"/>
    </style:style>
    <style:style style:name="T87" style:family="text">
      <style:text-properties officeooo:rsid="0043b6af"/>
    </style:style>
    <style:style style:name="T88" style:family="text">
      <style:text-properties officeooo:rsid="001b0a11"/>
    </style:style>
    <style:style style:name="T89" style:family="text">
      <style:text-properties officeooo:rsid="004a803c"/>
    </style:style>
    <style:style style:name="T90" style:family="text">
      <style:text-properties fo:font-size="10.5pt" style:font-size-asian="10.5pt" style:font-size-complex="10.5pt"/>
    </style:style>
    <style:style style:name="T91" style:family="text">
      <style:text-properties fo:font-size="10.5pt" officeooo:rsid="0040616d" style:font-size-asian="10.5pt" style:font-size-complex="10.5pt"/>
    </style:style>
    <style:style style:name="T92" style:family="text">
      <style:text-properties fo:font-size="10.5pt" officeooo:rsid="00b5edae" style:font-size-asian="10.5pt" style:font-size-complex="10.5pt"/>
    </style:style>
    <style:style style:name="T93" style:family="text">
      <style:text-properties fo:font-size="10.5pt" officeooo:rsid="0079e44b" style:font-size-asian="10.5pt" style:font-size-complex="10.5pt"/>
    </style:style>
    <style:style style:name="T94" style:family="text">
      <style:text-properties fo:font-size="10.5pt" officeooo:rsid="012274cc" style:font-size-asian="10.5pt" style:font-size-complex="10.5pt"/>
    </style:style>
    <style:style style:name="T95" style:family="text">
      <style:text-properties fo:font-size="10.5pt" officeooo:rsid="00a2d28f" style:font-size-asian="10.5pt" style:font-size-complex="10.5pt"/>
    </style:style>
    <style:style style:name="T96" style:family="text">
      <style:text-properties fo:font-size="10.5pt" officeooo:rsid="01243aa6" style:font-size-asian="10.5pt" style:font-size-complex="10.5pt"/>
    </style:style>
    <style:style style:name="T97" style:family="text">
      <style:text-properties fo:font-size="10.5pt" officeooo:rsid="01262089" style:font-size-asian="10.5pt" style:font-size-complex="10.5pt"/>
    </style:style>
    <style:style style:name="T98" style:family="text">
      <style:text-properties fo:font-size="10.5pt" officeooo:rsid="01272ad4" style:font-size-asian="10.5pt" style:font-size-complex="10.5pt"/>
    </style:style>
    <style:style style:name="T99" style:family="text">
      <style:text-properties fo:font-size="10.5pt" officeooo:rsid="0171a6de" style:font-size-asian="10.5pt" style:font-size-complex="10.5pt"/>
    </style:style>
    <style:style style:name="T100" style:family="text">
      <style:text-properties fo:font-size="10.5pt" officeooo:rsid="01178450" style:font-size-asian="10.5pt" style:font-size-complex="10.5pt"/>
    </style:style>
    <style:style style:name="T101" style:family="text">
      <style:text-properties fo:font-size="10.5pt" officeooo:rsid="004051e2" style:font-size-asian="10.5pt" style:font-size-complex="10.5pt"/>
    </style:style>
    <style:style style:name="T102" style:family="text">
      <style:text-properties fo:font-size="10.5pt" officeooo:rsid="01a19991" style:font-size-asian="10.5pt" style:font-size-complex="10.5pt"/>
    </style:style>
    <style:style style:name="T103" style:family="text">
      <style:text-properties officeooo:rsid="00447ae1"/>
    </style:style>
    <style:style style:name="T104" style:family="text">
      <style:text-properties officeooo:rsid="003cffb9"/>
    </style:style>
    <style:style style:name="T105" style:family="text">
      <style:text-properties officeooo:rsid="0053ce26"/>
    </style:style>
    <style:style style:name="T106" style:family="text">
      <style:text-properties officeooo:rsid="0054c296"/>
    </style:style>
    <style:style style:name="T107" style:family="text">
      <style:text-properties officeooo:rsid="00579543"/>
    </style:style>
    <style:style style:name="T108" style:family="text">
      <style:text-properties officeooo:rsid="0068ea93"/>
    </style:style>
    <style:style style:name="T109" style:family="text">
      <style:text-properties officeooo:rsid="0069c79a"/>
    </style:style>
    <style:style style:name="T110" style:family="text">
      <style:text-properties officeooo:rsid="006b04e2"/>
    </style:style>
    <style:style style:name="T111" style:family="text">
      <style:text-properties officeooo:rsid="00735fb3"/>
    </style:style>
    <style:style style:name="T112" style:family="text">
      <style:text-properties fo:font-variant="normal" fo:text-transform="none" fo:color="#212121" style:font-name="Arial" fo:font-size="12pt" fo:letter-spacing="normal" fo:language="en" fo:country="US" fo:font-style="italic" fo:font-weight="normal" officeooo:rsid="01aec312" style:font-size-asian="12pt" style:font-style-asian="italic" style:font-size-complex="12pt" style:font-style-complex="italic"/>
    </style:style>
    <style:style style:name="T113" style:family="text">
      <style:text-properties fo:font-variant="normal" fo:text-transform="none" fo:color="#000000" style:font-name="Arial" fo:font-size="12pt" fo:letter-spacing="normal" fo:font-style="normal" style:text-underline-style="none" fo:font-weight="bold" officeooo:rsid="00641355" style:font-size-asian="12pt" style:font-weight-asian="bold" style:font-size-complex="12pt" style:font-weight-complex="bold"/>
    </style:style>
    <style:style style:name="T114" style:family="text">
      <style:text-properties fo:font-variant="normal" fo:text-transform="none" fo:color="#000000" style:font-name="Arial" fo:font-size="12pt" fo:letter-spacing="normal" fo:font-style="normal" style:text-underline-style="none" fo:font-weight="normal" officeooo:rsid="00641355" style:font-size-asian="12pt" style:font-weight-asian="normal" style:font-size-complex="12pt" style:font-weight-complex="normal"/>
    </style:style>
    <style:style style:name="T115" style:family="text">
      <style:text-properties fo:font-variant="normal" fo:text-transform="none" fo:color="#000000" style:font-name="Arial" fo:font-size="12pt" fo:letter-spacing="normal" fo:font-style="normal" style:text-underline-style="none" fo:font-weight="normal" officeooo:rsid="00c99bd0" style:font-size-asian="12pt" style:font-weight-asian="normal" style:font-size-complex="12pt" style:font-weight-complex="normal"/>
    </style:style>
    <style:style style:name="T116" style:family="text">
      <style:text-properties fo:font-variant="normal" fo:text-transform="none" style:use-window-font-color="true" style:font-name="Arial" fo:font-size="12pt" fo:letter-spacing="normal" fo:font-style="normal" fo:font-weight="normal" style:font-size-asian="12pt" style:font-size-complex="12pt"/>
    </style:style>
    <style:style style:name="T117" style:family="text">
      <style:text-properties fo:font-variant="normal" fo:text-transform="none" style:use-window-font-color="true" style:font-name="Arial" fo:font-size="12pt" fo:letter-spacing="normal" fo:font-style="normal" fo:font-weight="bold" style:font-size-asian="12pt" style:font-weight-asian="bold" style:font-size-complex="12pt" style:font-weight-complex="bold"/>
    </style:style>
    <style:style style:name="T118" style:family="text">
      <style:text-properties officeooo:rsid="00c5d83a"/>
    </style:style>
    <style:style style:name="T119" style:family="text">
      <style:text-properties officeooo:rsid="00da9878"/>
    </style:style>
    <style:style style:name="T120" style:family="text">
      <style:text-properties officeooo:rsid="00e3d848"/>
    </style:style>
    <style:style style:name="T121" style:family="text">
      <style:text-properties officeooo:rsid="00e764c7"/>
    </style:style>
    <style:style style:name="T122" style:family="text">
      <style:text-properties officeooo:rsid="010a644d"/>
    </style:style>
    <style:style style:name="T123" style:family="text">
      <style:text-properties officeooo:rsid="01160287"/>
    </style:style>
    <style:style style:name="T124" style:family="text">
      <style:text-properties officeooo:rsid="01178450"/>
    </style:style>
    <style:style style:name="T125" style:family="text">
      <style:text-properties officeooo:rsid="0118e134"/>
    </style:style>
    <style:style style:name="T126" style:family="text">
      <style:text-properties officeooo:rsid="0119fbfe"/>
    </style:style>
    <style:style style:name="T127" style:family="text">
      <style:text-properties officeooo:rsid="012274cc"/>
    </style:style>
    <style:style style:name="T128" style:family="text">
      <style:text-properties officeooo:rsid="012d5273"/>
    </style:style>
    <style:style style:name="T129" style:family="text">
      <style:text-properties officeooo:rsid="0133fec8"/>
    </style:style>
    <style:style style:name="T130" style:family="text">
      <style:text-properties officeooo:rsid="01387da1"/>
    </style:style>
    <style:style style:name="T131" style:family="text">
      <style:text-properties officeooo:rsid="013917e4"/>
    </style:style>
    <style:style style:name="T132" style:family="text">
      <style:text-properties officeooo:rsid="013954d1"/>
    </style:style>
    <style:style style:name="T133" style:family="text">
      <style:text-properties officeooo:rsid="01566ab7"/>
    </style:style>
    <style:style style:name="T134" style:family="text">
      <style:text-properties fo:font-style="italic" style:font-style-asian="italic" style:font-style-complex="italic"/>
    </style:style>
    <style:style style:name="T135" style:family="text">
      <style:text-properties fo:font-style="italic" officeooo:rsid="014ae6ce" style:font-style-asian="italic" style:font-style-complex="italic"/>
    </style:style>
    <style:style style:name="T136" style:family="text">
      <style:text-properties fo:font-style="italic" fo:font-weight="bold" officeooo:rsid="01635dfc" style:font-style-asian="italic" style:font-weight-asian="bold" style:font-style-complex="italic" style:font-weight-complex="bold"/>
    </style:style>
    <style:style style:name="T137" style:family="text">
      <style:text-properties fo:font-style="italic" fo:font-weight="bold" officeooo:rsid="0164ba68" style:font-style-asian="italic" style:font-weight-asian="bold" style:font-style-complex="italic" style:font-weight-complex="bold"/>
    </style:style>
    <style:style style:name="T138" style:family="text">
      <style:text-properties fo:font-style="italic" fo:font-weight="bold" officeooo:rsid="016c5951" style:font-style-asian="italic" style:font-weight-asian="bold" style:font-style-complex="italic" style:font-weight-complex="bold"/>
    </style:style>
    <style:style style:name="T139" style:family="text">
      <style:text-properties officeooo:rsid="015e64a4"/>
    </style:style>
    <style:style style:name="T140" style:family="text">
      <style:text-properties fo:font-style="normal" fo:font-weight="normal" officeooo:rsid="01635dfc" style:font-style-asian="normal" style:font-weight-asian="normal" style:font-style-complex="normal" style:font-weight-complex="normal"/>
    </style:style>
    <style:style style:name="T141" style:family="text">
      <style:text-properties fo:font-style="normal" fo:font-weight="normal" officeooo:rsid="0164ba68" style:font-style-asian="normal" style:font-weight-asian="normal" style:font-style-complex="normal" style:font-weight-complex="normal"/>
    </style:style>
    <style:style style:name="T142" style:family="text">
      <style:text-properties fo:font-style="normal" fo:font-weight="normal" officeooo:rsid="016c5951" style:font-style-asian="normal" style:font-weight-asian="normal" style:font-style-complex="normal" style:font-weight-complex="normal"/>
    </style:style>
    <style:style style:name="T143" style:family="text">
      <style:text-properties fo:font-style="normal" fo:font-weight="normal" officeooo:rsid="017a1f05" style:font-style-asian="normal" style:font-weight-asian="normal" style:font-style-complex="normal" style:font-weight-complex="normal"/>
    </style:style>
    <style:style style:name="T144" style:family="text">
      <style:text-properties fo:font-style="normal" fo:font-weight="bold" officeooo:rsid="01635dfc" style:font-style-asian="normal" style:font-weight-asian="bold" style:font-style-complex="normal" style:font-weight-complex="bold"/>
    </style:style>
    <style:style style:name="T145" style:family="text">
      <style:text-properties fo:font-style="normal" fo:font-weight="bold" officeooo:rsid="016c5951" style:font-style-asian="normal" style:font-weight-asian="bold" style:font-style-complex="normal" style:font-weight-complex="bold"/>
    </style:style>
    <style:style style:name="T146" style:family="text">
      <style:text-properties fo:font-style="normal" fo:font-weight="bold" officeooo:rsid="017a1f05" style:font-style-asian="normal" style:font-weight-asian="bold" style:font-style-complex="normal" style:font-weight-complex="bold"/>
    </style:style>
    <style:style style:name="T147" style:family="text">
      <style:text-properties officeooo:rsid="0171a6de"/>
    </style:style>
    <style:style style:name="T148" style:family="text">
      <style:text-properties officeooo:rsid="01828be7"/>
    </style:style>
    <style:style style:name="T149" style:family="text">
      <style:text-properties officeooo:rsid="01aac119"/>
    </style:style>
    <style:style style:name="T150" style:family="text">
      <style:text-properties officeooo:rsid="01aec312"/>
    </style:style>
    <style:style style:name="T151" style:family="text">
      <style:text-properties officeooo:rsid="01ba9f9d"/>
    </style:style>
    <style:style style:name="T152" style:family="text">
      <style:text-properties officeooo:rsid="01c239d6"/>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Ilustração"/>
      </text:sequence-decls>
      <text:p text:style-name="P88">Centro Universitário Salesiano de São Paulo</text:p>
      <text:p text:style-name="P46"/>
      <text:p text:style-name="P46">Diego Pinto de Sousa</text:p>
      <text:p text:style-name="P46">Leonardo Strapass<text:span text:style-name="T71">on</text:span></text:p>
      <text:p text:style-name="P47"/>
      <text:p text:style-name="P46"/>
      <text:p text:style-name="P46"/>
      <text:p text:style-name="P46"/>
      <text:p text:style-name="P46"/>
      <text:p text:style-name="P46"/>
      <text:p text:style-name="P46"/>
      <text:p text:style-name="P46"/>
      <text:p text:style-name="P46"/>
      <text:p text:style-name="P46"/>
      <text:p text:style-name="P46"/>
      <text:p text:style-name="P35"><text:span text:style-name="T105">Tecnologia em Segurança</text:span> <text:span text:style-name="T105">por meio de Sistemas de Informação</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Americana</text:p>
      <text:p text:style-name="P45">201<text:span text:style-name="T139">7</text:span></text:p>
      <text:p text:style-name="P46"><text:soft-page-break/>Diego Pinto de Sousa</text:p>
      <text:p text:style-name="P46">Leonardo Strapasso<text:span text:style-name="T71">n</text:span></text:p>
      <text:p text:style-name="P46"/>
      <text:p text:style-name="P46"/>
      <text:p text:style-name="P46"/>
      <text:p text:style-name="P46"/>
      <text:p text:style-name="P46"/>
      <text:p text:style-name="P46"/>
      <text:p text:style-name="P46"/>
      <text:p text:style-name="P46"/>
      <text:p text:style-name="P46"/>
      <text:p text:style-name="P46"><text:span text:style-name="T105">Tecnologia em Segurança</text:span> <text:span text:style-name="T105">por meio de Sistemas de Informação</text:span></text:p>
      <text:p text:style-name="P46"/>
      <text:p text:style-name="P46"/>
      <text:p text:style-name="P38">Projeto Integrado apresentado como exigência parcial para obtenção de nota para <text:span text:style-name="T108">terceiro</text:span> semestre de Sistemas de Informação do Centro Universitário Salesiano de São Paulo. </text:p>
      <text:p text:style-name="P46"/>
      <text:p text:style-name="P38">Orientador: Prof. <text:span text:style-name="T152">Dr. Cristiano de Jesus</text:span></text:p>
      <text:p text:style-name="P46"/>
      <text:p text:style-name="P46"/>
      <text:p text:style-name="P46"/>
      <text:p text:style-name="P46"/>
      <text:p text:style-name="P46"/>
      <text:p text:style-name="P46"/>
      <text:p text:style-name="P46"/>
      <text:p text:style-name="P46"/>
      <text:p text:style-name="P46">Americana</text:p>
      <text:p text:style-name="P44">201<text:span text:style-name="T139">7</text:span></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Dedicamos às nossas famílias, pelo estímulo, compreensão, apoio e incentivo nessa importante etapa de nossas vidas.</text:p>
      <text:p text:style-name="P48">A todos os professores que acreditaram no nosso trabalho.</text:p>
      <text:p text:style-name="P48">Enfim, a todos que, direta ou indiretamente, contribuíram para conclusão de mais esta etapa.</text:p>
      <text:p text:style-name="P3"/>
      <text:p text:style-name="P3"/>
      <text:p text:style-name="P24">Agradecimentos</text:p>
      <text:p text:style-name="P3"/>
      <text:p text:style-name="P9">A todos os professores que contribuíram para o nosso enriquecimento cultural ao longo desses dois semestres de curso.</text:p>
      <text:p text:style-name="P9">Em especial ao <text:span text:style-name="T107">nosso</text:span> orientador Prof. <text:span text:style-name="T152">Cristiano</text:span>, pelo apoio, conversas e discussões no processo de elaboração desta monografia, que compartilhou parte da sua sabedoria, conduzindo o trabalho de maneira firme, porém amiga, deixando uma contribuição importante e positiva nesta fase da minha vida acadêmica.</text:p>
      <text:p text:style-name="P9">Aos colegas de sala e a todos que, direta ou indiretamente, colaboraram para a conclusão deste trabalho.</text:p>
      <text:p text:style-name="P9"/>
      <text:p text:style-name="P3"/>
      <text:p text:style-name="P3"/>
      <text:p text:style-name="P16"/>
      <text:p text:style-name="P3"/>
      <text:p text:style-name="P3"/>
      <text:p text:style-name="P3"/>
      <text:p text:style-name="P3"/>
      <text:p text:style-name="P3"/>
      <text:p text:style-name="P20"/>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2">“<text:span text:style-name="T150">O Sucesso é ir de fracasso em fracasso sem perder o entusiasmo.</text:span>” </text:p>
      <text:p text:style-name="P22">(<text:span text:style-name="T150">Winston Churchill)</text:span></text:p>
      <text:p text:style-name="P24">Resumo</text:p>
      <text:p text:style-name="P17">O projeto integrado, tendo como objetivo a integração das disciplinas, incentiva e amplia a exploração de diversas áreas do conhecimento. <text:span text:style-name="T128">O cliente em que o PI será aplicado é a empresa GPSeg Segurança, que atualmente atua em Americana e fazem segurança residencial. Um dos problemas que eles enfrentam é o fato que a maior parte do controle, tanto cliente, como dos seus próprios carros é feito através de planilhas, ou seja, leva-se muito tempo para cadastrar e encontrar informações sobre o mesmo. Pensando nisso, uma solução para esse problema é a criação de um sistema com cadastro de cliente e carro, podendo tanto cadastrar ou pesquisar, assim economizando tempo e consequentemente podendo gerar novas oportunidades.</text:span></text:p>
      <text:p text:style-name="P17"/>
      <text:p text:style-name="P3"/>
      <text:p text:style-name="P3"/>
      <text:p text:style-name="P3"/>
      <text:p text:style-name="P3"/>
      <text:p text:style-name="P3"/>
      <text:p text:style-name="P18"><text:span text:style-name="Fonte_20_parág._20_padrão"><text:span text:style-name="T1">Palavras-chaves</text:span></text:span>: 1.Projeto Integrado. 2.<text:span text:style-name="T73">Sistemas</text:span> de <text:span text:style-name="T73">Informação</text:span>. <text:span text:style-name="T72">3. Interdisciplinaridade</text:span></text:p>
      <text:p text:style-name="P4"/>
      <text:p text:style-name="P4"/>
      <text:p text:style-name="P4"/>
      <text:p text:style-name="P4"/>
      <text:p text:style-name="P25">Abstract</text:p>
      <text:p text:style-name="P57"/>
      <text:p text:style-name="P23">The integrated project, with the objective of integration of disciplines, encourages and enhances the exploration of various areas of knowledge. The customer in the IP will be applied is the Security GPSeg company, which currently operates in America and make home security. One of the problems that they face is the fact that most of the control, both client and its own cars is done through spreadsheets, ie, it takes much time to find and registering information about the same. Thinking about it, a solution to this problem is to create a system with client registration and car and can either register or search, saving time and consequently can generate new opportunities.</text:p>
      <text:p text:style-name="P37"/>
      <text:p text:style-name="P37"/>
      <text:p text:style-name="P37"/>
      <text:p text:style-name="P37"/>
      <text:p text:style-name="P37"/>
      <text:p text:style-name="P37"/>
      <text:p text:style-name="P37"/>
      <text:p text:style-name="P36"><text:span text:style-name="Fonte_20_parág._20_padrão"><text:span text:style-name="T75">Key words:</text:span></text:span><text:span text:style-name="Fonte_20_parág._20_padrão"><text:span text:style-name="T74"> 1. Integrated Project; 2. Information Systems; </text:span></text:span><text:span text:style-name="Fonte_20_parág._20_padrão"><text:span text:style-name="T76">3. <text:line-break/></text:span></text:span><text:span text:style-name="Fonte_20_parág._20_padrão"><text:span text:style-name="T112">Interdisciplinary</text:span></text:span><text:span text:style-name="Fonte_20_parág._20_padrão"><text:span text:style-name="T50"> </text:span></text:span></text:p>
      <text:p text:style-name="P4"/>
      <text:p text:style-name="P4"/>
      <text:p text:style-name="P4"/>
      <text:p text:style-name="P4"/>
      <text:p text:style-name="P4"/>
      <text:p text:style-name="P4"/>
      <text:p text:style-name="P4"/>
      <text:p text:style-name="P4"/>
      <text:illustration-index text:style-name="Sect1" text:name="Índice de ilustrações1">
        <text:illustration-index-source text:caption-sequence-name="Ilustração"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89">Índice de ilustrações</text:p>
          </text:index-title>
        </text:index-body>
      </text:illustration-index>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90">Índice de tabelas</text:p>
          </text:index-title>
        </text:index-body>
      </text:table-index>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4">Lista de Abreviaturas e Siglas</text:p>
      <table:table table:name="Tabela1" table:style-name="Tabela1">
        <table:table-column table:style-name="Tabela1.A"/>
        <table:table-column table:style-name="Tabela1.B"/>
        <table:table-row>
          <table:table-cell table:style-name="Tabela1.A1" office:value-type="string">
            <text:p text:style-name="P40"/>
          </table:table-cell>
          <table:table-cell table:style-name="Tabela1.A1" office:value-type="string">
            <text:p text:style-name="P39"/>
          </table:table-cell>
        </table:table-row>
      </table:table>
      <text:p text:style-name="P3"/>
      <text:p text:style-name="P27"/>
      <text:p text:style-name="P50">Apresentação</text:p>
      <text:p text:style-name="P42">Dos acadêmicos:</text:p>
      <text:p text:style-name="P42"/>
      <text:p text:style-name="P42">Nome: Diego Pinto de Sousa</text:p>
      <text:p text:style-name="P42">Endereço: Rua Dom Pedro II, 260 – João Paulo II – Sumaré / SP</text:p>
      <text:p text:style-name="P42"><text:span text:style-name="T81">E-mail</text:span>: <text:a xlink:type="simple" xlink:href="mailto:diego_psousa@hotmail.com" text:style-name="Internet_20_link" text:visited-style-name="Visited_20_Internet_20_Link"><text:span text:style-name="Hyperlink"><text:span text:style-name="T57">diego_psousa@hotmail.com</text:span></text:span></text:a><text:tab/> <text:s text:c="8"/><text:tab/> Fone: <text:span text:style-name="T82">0</text:span>19 – 9. 93025028</text:p>
      <text:p text:style-name="P42">Empresa onde trabalha: <text:span text:style-name="T152">Bsource</text:span></text:p>
      <text:p text:style-name="P42">Setor: <text:span text:style-name="T72">Analise e Desenvolvimento de Projetos</text:span></text:p>
      <text:p text:style-name="P42">Ramo de Atividade: <text:span text:style-name="T72">Desenvolvimento de Projetos</text:span></text:p>
      <text:p text:style-name="P42"/>
      <text:p text:style-name="P42"/>
      <text:p text:style-name="P42">Nome: Leonardo Strapasso<text:span text:style-name="T83">n</text:span></text:p>
      <text:p text:style-name="P42">Endereço: <text:span text:style-name="T83">Rua Virginio Matarazzo, 362 – Bairro Residencial Furlan – Santa Barbara do Oeste/ SP</text:span></text:p>
      <text:p text:style-name="P42"><text:span text:style-name="T81">E-mail</text:span>: <text:a xlink:type="simple" xlink:href="mailto:leo_strapa@hotmail.com" text:style-name="Internet_20_link" text:visited-style-name="Visited_20_Internet_20_Link"><text:span text:style-name="T57">leo_strapa@hotmail.com</text:span></text:a> <text:tab/><text:tab/><text:tab/>Fone: <text:span text:style-name="T83">019 – 9.94275549</text:span></text:p>
      <text:p text:style-name="P42">Empresa onde trabalha: <text:span text:style-name="T135">School Picture</text:span></text:p>
      <text:p text:style-name="P43">Setor: Desenvolvimento – TI</text:p>
      <text:p text:style-name="P43">Ramo de atividade: Desenvolvimento</text:p>
      <text:p text:style-name="P42"/>
      <text:p text:style-name="P42"/>
      <text:p text:style-name="P42"/>
      <text:p text:style-name="P42">Da empresa:</text:p>
      <text:p text:style-name="P42"/>
      <text:p text:style-name="P42">Nome: <text:span text:style-name="T108">GPSeg Segurança</text:span></text:p>
      <text:p text:style-name="P42">Endereço: <text:span text:style-name="T108">Av Brasil Sul, 820, Sala 2 – Parque Residencial Nardini – Americana / SP </text:span></text:p>
      <text:p text:style-name="P41">Fone: <text:span text:style-name="T80">019 – 993003823</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78">Sumário</text:p>
          </text:index-title>
          <text:p text:style-name="P86"><text:a xlink:type="simple" xlink:href="#__RefHeading___Toc3378_1115081319" text:style-name="Index_20_Link" text:visited-style-name="Index_20_Link">1. Introdução<text:tab/>13</text:a></text:p>
          <text:p text:style-name="P86"><text:a xlink:type="simple" xlink:href="#__RefHeading___Toc3396_1115081319" text:style-name="Index_20_Link" text:visited-style-name="Index_20_Link">2. Metodologia<text:tab/>15</text:a></text:p>
          <text:p text:style-name="P87"><text:a xlink:type="simple" xlink:href="#__RefHeading___Toc3380_1115081319" text:style-name="Index_20_Link" text:visited-style-name="Index_20_Link">2.1. Objetivos<text:tab/>15</text:a></text:p>
          <text:p text:style-name="P87"><text:a xlink:type="simple" xlink:href="#__RefHeading___Toc3382_1115081319" text:style-name="Index_20_Link" text:visited-style-name="Index_20_Link">2.2. Objetivo Geral<text:tab/>15</text:a></text:p>
          <text:p text:style-name="P87"><text:a xlink:type="simple" xlink:href="#__RefHeading___Toc3384_1115081319" text:style-name="Index_20_Link" text:visited-style-name="Index_20_Link">2.3. Objetivos Específicos<text:tab/>16</text:a></text:p>
          <text:p text:style-name="P87"><text:a xlink:type="simple" xlink:href="#__RefHeading___Toc3386_1115081319" text:style-name="Index_20_Link" text:visited-style-name="Index_20_Link">2.4. Justificativa<text:tab/>16</text:a></text:p>
          <text:p text:style-name="P79"><text:a xlink:type="simple" xlink:href="#__RefHeading__3325_508120220" text:style-name="Index_20_Link" text:visited-style-name="Index_20_Link">2.5.1. Pesquisa Exploratória<text:tab/>17</text:a></text:p>
          <text:p text:style-name="P79"><text:a xlink:type="simple" xlink:href="#__RefHeading__3327_508120220" text:style-name="Index_20_Link" text:visited-style-name="Index_20_Link">2.5.2. Pesquisa Bibliográfica<text:tab/>17</text:a></text:p>
          <text:p text:style-name="P80"><text:a xlink:type="simple" xlink:href="#__RefHeading__5656_420906630" text:style-name="Index_20_Link" text:visited-style-name="Index_20_Link">2.5.3. Pesquisa Documental<text:tab/>18</text:a></text:p>
          <text:p text:style-name="P80"><text:a xlink:type="simple" xlink:href="#__RefHeading__3333_508120220" text:style-name="Index_20_Link" text:visited-style-name="Index_20_Link">2.5.4. Estudo de Caso<text:tab/>19</text:a></text:p>
          <text:p text:style-name="P86"><text:a xlink:type="simple" xlink:href="#__RefHeading___Toc3394_1115081319" text:style-name="Index_20_Link" text:visited-style-name="Index_20_Link">Referências<text:tab/>21</text:a></text:p>
          <text:p text:style-name="P86"><text:a xlink:type="simple" xlink:href="#__RefHeading___Toc3404_1115081319" text:style-name="Index_20_Link" text:visited-style-name="Index_20_Link">ANEXO A – CARTA DE APRESENTAÇÃO<text:tab/>27</text:a></text:p>
          <text:p text:style-name="P86"><text:a xlink:type="simple" xlink:href="#__RefHeading___Toc3406_1115081319" text:style-name="Index_20_Link" text:visited-style-name="Index_20_Link">ANEXO B – TERMO DE COMPROMISSO DE ORIGINALIDADE<text:tab/>28</text:a></text:p>
          <text:p text:style-name="P86"><text:a xlink:type="simple" xlink:href="#__RefHeading___Toc3408_1115081319" text:style-name="Index_20_Link" text:visited-style-name="Index_20_Link">ANEXO c – CARTA DE AUTORIZAÇÃO PARA PESQUISA<text:tab/>29</text:a></text:p>
        </text:index-body>
      </text:table-of-content>
      <text:h text:style-name="P54" text:outline-level="1"/>
      <text:h text:style-name="P92" text:outline-level="1"><text:bookmark-start text:name="__RefHeading___Toc3378_1115081319"/><text:bookmark-start text:name="1. INTRODUÇÃO"/>1. Introdução<text:bookmark-end text:name="__RefHeading___Toc3378_1115081319"/><text:bookmark-end text:name="1. INTRODUÇÃO"/></text:h>
      <text:p text:style-name="P13">Nos dias de hoje em qualquer organização é necessária a implantação de sistemas para que a mesma obtenha maior visibilidade sobre os dados da empresa, para definir estratégias, tomadas de decisões e outros fatores que facilitam a vida dos trabalhadores. Entretanto, para que a empresa usufrua de vantagens como as citadas acima, a criação do sistema precisa ter qualidade, se atentando a cada detalhe, com informações corretas, com contato desde o diretor ao cliente e sempre com segurança. (OLIVEIRA, 2015). Pensando em todos os aspectos que um sistema ideal deve ter, o estudo realizado neste trabalho aborda o caso real de uma empresa situada na cidade de Americana/SP, onde a mesma solicita soluções para seus problemas através da utilização dos sistemas. </text:p>
      <text:p text:style-name="P13">A empresa GPSeg, é uma empresa de segurança residencial, <text:span text:style-name="T130">na qual</text:span> quando um cliente sai ou entra em sua casa, um segurança monitora esse cliente. Um grande problema em realizar o cadastro dos clientes é que eles realizam esse trabalho através de planilhas no programa <text:span text:style-name="T134">Excel</text:span>, <text:span text:style-name="T151">o que</text:span> dificulta bastante o processo, por exemplo, na hora de realizar uma consulta de um cliente, mesmo que <text:span text:style-name="T151">se</text:span> tenha a parte de filtro do campo nome, o procedimento é um pouco demorado para procurar determinado cliente, sem contar que trabalham com diversas planilhas para diversos cadastros.</text:p>
      <text:p text:style-name="P13">A ideia do sistema é facilitar a parte do cadastro, deixar tudo mais simples para o funcionário que <text:span text:style-name="T148">cadastrará</text:span> os clientes, e realizar diversos módulos, não somente de cadastro de clientes, mas sim cadastro dos veículos da empresa, cadastro dos funcionários da empresa, e demais cadastros que a empresa necessita.</text:p>
      <text:p text:style-name="P13">O projeto integrado no Centro Universitário Salesiano de São Paulo busca ensinar ao aluno como se tornar uma pessoa responsável e que saiba trabalhar em grupo, utilizando como forma de conhecimento todas as matérias aprendidas em cada semestre, sendo que serão avaliadas de forma separada e como um conjunto. O projeto utilizará de várias formas de pesquisa para que suas informações tenham <text:soft-page-break/>bases concretas, suas afirmações sejam sustentadas para que haja um reconhecimento global.</text:p>
      <text:p text:style-name="P13">Esse trabalho também busca proporcionar ao estudante uma maior <text:span text:style-name="T129">compreensão sobre a aplicação, prática de tudo o que foi estudado nas aulas. O PI é dividido nos seguintes tópicos:</text:span></text:p>
      <text:p text:style-name="P14">No 2º capítulo, será abordad<text:span text:style-name="T130">a</text:span> a parte de metodologia de pesquisa, incluindo regras, métodos, práticas e instrumentos que foram utilizados para a construção desde trabalho.</text:p>
      <text:p text:style-name="P14">No 3º capítulo, será abordad<text:span text:style-name="T130">a</text:span> a fundamentação teórica, n<text:span text:style-name="T130">a</text:span> qual foram obtidas todas as informações fundamentais, como solucionar problemas e um suporte <text:s/>conceitual para elaboração.</text:p>
      <text:p text:style-name="P14">No 4° capítulo, será abordado o problema em si, quais foram as maneiras utilizadas para tentar ajudar a resolver essa situação ou dar suporte de como seria o melhor jeito de lidar com esse problema, e também será possível verificar a maneira como as disciplinas dos semestres foram necessárias para obter os resultados alcançados.</text:p>
      <text:h text:style-name="P92" text:outline-level="1"><text:bookmark-start text:name="__RefHeading___Toc3396_1115081319"/><text:bookmark-start text:name="2. METODOLOGIA"/>2. Metodologia<text:bookmark-end text:name="__RefHeading___Toc3396_1115081319"/><text:bookmark-end text:name="2. METODOLOGIA"/></text:h>
      <text:p text:style-name="P3"><text:tab/>A metodologia é <text:span text:style-name="T85">um estudo de métodos e regras, que busca desenvolver melhor o nosso trabalho de pesquisa. É</text:span> fundamental para que o projeto possa ser desenvolvido sem problemas, já que com a metodologia, cada etapa é estudada especificamente e rigorosamente com o objetivo de resolver o <text:span text:style-name="T123">problema em questão</text:span>. </text:p>
      <text:p text:style-name="P29"><text:span text:style-name="T97">“</text:span><text:span text:style-name="T102">C</text:span><text:span text:style-name="T97">omo a discussão epistemológica sobre o </text:span><text:span text:style-name="T98">'</text:span><text:span text:style-name="T99">‘caminho</text:span><text:span text:style-name="T97"> do </text:span><text:span text:style-name="T99">pensamento’</text:span><text:span text:style-name="T98">'</text:span><text:span text:style-name="T97"> que o tema ou o objeto de investigação requer; como a apresentação adequada e justificada dos métodos, técnicas e dos instrumentos operativos que devem ser utilizados para as buscas relativas às indagações da investigação; como a </text:span><text:span text:style-name="T98">'</text:span><text:span text:style-name="T99">‘criatividade</text:span><text:span text:style-name="T97"> do </text:span><text:span text:style-name="T99">pesquisador’</text:span><text:span text:style-name="T98">'</text:span><text:span text:style-name="T97">, ou seja, a sua marca pessoal e específica na forma de articular teoria, métodos, achados experimentais, observacionais ou de qualquer outro tipo específico de resposta às indagações específicas”. (MINAYO, 2007, p. 44).</text:span></text:p>
      <text:h text:style-name="BSI_5f_Título_5f_2" text:outline-level="2"><text:bookmark-start text:name="__RefHeading___Toc3380_1115081319"/><text:bookmark-start text:name="2.1. Objetivos"/><text:span text:style-name="T122">2.1. </text:span>Objetivos<text:bookmark-end text:name="__RefHeading___Toc3380_1115081319"/><text:bookmark-end text:name="2.1. Objetivos"/></text:h>
      <text:p text:style-name="P11">A empresa GPSeg Segurança atualmente controla <text:span text:style-name="T151">o</text:span> cliente e seus carros manualmente <text:span text:style-name="T130">e</text:span> percebendo isso, decidiu que o melhor a se fazer era informatizar esses processos, ganhando tempo, novos cliente e oportunidades. Com isso o projeto integrado terá como objetivo atender essa necessidade da organização da melhor forma possível.</text:p>
      <text:h text:style-name="BSI_5f_Título_5f_2" text:outline-level="2"><text:bookmark-start text:name="__RefHeading___Toc3382_1115081319"/><text:bookmark-start text:name="2.2. Objetivo Geral"/><text:span text:style-name="T122">2.2. </text:span>Objetivo Geral<text:bookmark-end text:name="__RefHeading___Toc3382_1115081319"/><text:bookmark-end text:name="2.2. Objetivo Geral"/></text:h>
      <text:p text:style-name="P11">O objetivo do projeto integrado é tentar propor soluções <text:span text:style-name="T123">fundamentadas através de </text:span>metodologias e processos. O sistema possui características que visam ajudar a empresa.</text:p>
      <text:h text:style-name="BSI_5f_Título_5f_2" text:outline-level="2"/>
      <text:h text:style-name="BSI_5f_Título_5f_2" text:outline-level="2"><text:bookmark-start text:name="__RefHeading___Toc3384_1115081319"/><text:bookmark-start text:name="2.3. Objetivos Específicos"/><text:soft-page-break/><text:span text:style-name="T122">2.3. </text:span>Objetivos Específicos<text:bookmark-end text:name="__RefHeading___Toc3384_1115081319"/><text:bookmark-end text:name="2.3. Objetivos Específicos"/></text:h>
      <text:p text:style-name="P11"><text:span text:style-name="T149">Para atingir os resultados pelos clientes, o projeto tem como objetivos específicos desenvolver um sistema que s</text:span>istematiz<text:span text:style-name="T149">e</text:span> o cadastro de clientes, <text:span text:style-name="T149">para facilitar o dia a dia da empresa, sistematizar também </text:span>o cadastro de veículos <text:span text:style-name="T151">e</text:span> <text:span text:style-name="T149">numa <text:s/>versão futura do sistema, sistematizar a parte de rotas e o cadastro de funcionários que a empresa possui, para que o trabalho do empregado seja realizado de forma mais eficiente e tranquila. Ter um amplo controle sobre os Clientes, em termo de pagamento, quantidade, vencimento de pagamento, endereços, veículos. De uma forma geral, informatizar todos os processos dentro da empresa através de um único sistema.</text:span></text:p>
      <text:h text:style-name="BSI_5f_Título_5f_2" text:outline-level="2"><text:bookmark-start text:name="__RefHeading___Toc3386_1115081319"/><text:bookmark-start text:name="2.4. Justificativa"/><text:span text:style-name="T122">2.4. </text:span>Justificativa<text:bookmark-end text:name="__RefHeading___Toc3386_1115081319"/><text:bookmark-end text:name="2.4. Justificativa"/></text:h>
      <text:p text:style-name="P11">Devido a empresa precisar de uma reestruturação nos processos e na informatização, notou<text:span text:style-name="T151">-se</text:span> que esse sistema após a análise feita, atende as necessidades da organização para que eles possam ganhar mercado ou crescer mais, buscando <text:span text:style-name="T151">assim </text:span>a satisfação da GPSeg Segurança com um produto de qualidade.</text:p>
      <text:p text:style-name="P91"><text:bookmark-start text:name="2.5. Procedimentos de Pesquisa"/><text:bookmark-start text:name="__RefHeading__1498_711050064"/>2.<text:span text:style-name="T122">5</text:span>.<text:span text:style-name="T1"> </text:span><text:reference-mark-start text:name="2.1. Procedimentos"/><text:span text:style-name="T77">Procedimentos de </text:span><text:span text:style-name="T78">P</text:span><text:span text:style-name="T77">esquisa</text:span><text:bookmark-end text:name="2.5. Procedimentos de Pesquisa"/><text:bookmark-end text:name="__RefHeading__1498_711050064"/><text:reference-mark-end text:name="2.1. Procedimentos"/></text:p>
      <text:p text:style-name="P12">Todo<text:span text:style-name="T127">s</text:span> <text:span text:style-name="T127">os p</text:span>rocedimento<text:span text:style-name="T127">s</text:span> <text:span text:style-name="T127">de pesquisas realizadas em um projeto, buscam criar um caminho para que o pesquisador possa seguir e resolver o problema em questão</text:span>. A metodologia da origem ao método, e é <text:span text:style-name="T127">a partir d</text:span>o método que possibilita a pesquisa. </text:p>
      <text:p text:style-name="P30"><text:span text:style-name="T94">O</text:span><text:span text:style-name="T93"> conjunto das atividades sistemáticas e racionais que, com maior segurança e economia, permite alcançar o objetivo – conhecimentos validos e verdadeiros, traçando o caminho a ser seguido, detectando erros e auxiliando as decisões do pesquisador. (LAKATOS </text:span><text:span text:style-name="T92">&amp;</text:span><text:span text:style-name="T93"> MARCONI, 2003, p. 83)</text:span></text:p>
      <text:h text:style-name="P52" text:outline-level="3"/>
      <text:h text:style-name="BSI_5f_Título_5f_3" text:outline-level="3"><text:bookmark-start text:name="2.5.1. Pesquisa Exploratória"/><text:bookmark-start text:name="__RefHeading__3325_508120220"/><text:soft-page-break/><text:span text:style-name="T2">2.</text:span><text:span text:style-name="T4">5</text:span><text:span text:style-name="T2">.</text:span><text:span text:style-name="T4">1.</text:span><text:span text:style-name="T2"> </text:span><text:span text:style-name="T1">Pesquisa </text:span><text:span text:style-name="T3">E</text:span><text:span text:style-name="T1">xploratória</text:span><text:bookmark-end text:name="2.5.1. Pesquisa Exploratória"/><text:bookmark-end text:name="__RefHeading__3325_508120220"/></text:h>
      <text:p text:style-name="P34"><text:span text:style-name="T41"><text:s/></text:span><text:span text:style-name="T45">A pesquisa exploratória busca possibilitar um maior entendimento do problema em questão, com o objetivo de </text:span><text:span text:style-name="T48">deixá-lo</text:span><text:span text:style-name="T45"> mais simples, para que haja uma facilidade maior em resolver o mesmo.</text:span><text:span text:style-name="T42"> Pode-se </text:span><text:span text:style-name="T47">concluir</text:span><text:span text:style-name="T42"> que estas etapas de pesquisas </text:span><text:span text:style-name="T45">buscam</text:span><text:span text:style-name="T42"> o </text:span><text:span text:style-name="T47">aperfeiçoamento</text:span><text:span text:style-name="T42"> de ideias ou a </text:span><text:span text:style-name="T45">exploração</text:span><text:span text:style-name="T42"> de intuições. </text:span><text:span text:style-name="T45">Sua an</text:span><text:span text:style-name="T49">á</text:span><text:span text:style-name="T45">lise é bastante flexível, a fim de possibilitar o amplo estudo dos mais </text:span><text:span text:style-name="T47">diversos</text:span><text:span text:style-name="T45"> </text:span><text:span text:style-name="T47">pontos</text:span><text:span text:style-name="T45"> relativos ao problema em questão. </text:span><text:span text:style-name="T42">(GIL, </text:span><text:span text:style-name="T44">2002</text:span><text:span text:style-name="T42">, </text:span><text:span text:style-name="T43">p.</text:span><text:span text:style-name="T42">41). Sendo assim, essa pesquisa foi utilizada para entender a </text:span><text:span text:style-name="T46">condição</text:span><text:span text:style-name="T42"> do </text:span><text:span text:style-name="T46">problema</text:span><text:span text:style-name="T42"> e a partir disso formular hipóteses, ideias e uma maior compreensão do que foi pesquisado. </text:span></text:p>
      <text:p text:style-name="P32"><text:span text:style-name="T90">Pesquisas exploratórias são desenvolvidas com o objetivo de proporcionar visão geral, de tipo aproximativo, acerca de determinado fato. Este tipo de </text:span><text:span text:style-name="T100">estudo</text:span><text:span text:style-name="T90"> é realizado especialmente quando o tema escolhido é pouco explorado e torna-se difícil sobre ele formular hipóteses precisas e operacionalizáveis.</text:span><text:span text:style-name="T101"> (GIL, 2002, p.27) </text:span></text:p>
      <text:p text:style-name="P33"><text:span text:style-name="T131">De acordo com, </text:span>OLIVEIRA (2003) “os estudos exploratórios <text:span text:style-name="T124">buscam</text:span> a formulação de um <text:span text:style-name="T124">tema</text:span> para efeito de um <text:span text:style-name="T125">estudo</text:span> mais precis<text:span text:style-name="T125">o</text:span> ou, ainda, para elaboração de hipóteses”. </text:p>
      <text:h text:style-name="BSI_5f_Título_5f_3" text:outline-level="3"><text:bookmark-start text:name="2.5.2. Pesquisa Bibliográfica"/><text:bookmark-start text:name="__RefHeading__3327_508120220"/><text:span text:style-name="T71">2.5.2. </text:span>Pesquisa <text:span text:style-name="T86">B</text:span>ibliográfica<text:bookmark-end text:name="2.5.2. Pesquisa Bibliográfica"/><text:bookmark-end text:name="__RefHeading__3327_508120220"/></text:h>
      <text:p text:style-name="P6"><text:span text:style-name="T125">Esta pesquisa é realizada baseada em materiais que já foram elaborados</text:span>, <text:span text:style-name="T126">tendo como exemplo, livros, artigos científicos e etc.</text:span> <text:span text:style-name="T126">Apesar de que</text:span> em <text:span text:style-name="T126">praticamente</text:span> todos os <text:span text:style-name="T125">projetos</text:span> seja <text:span text:style-name="T126">necessário</text:span> algum <text:span text:style-name="T126">modelo</text:span> <text:span text:style-name="T125">de pesquisa bibliográfica</text:span>, há pesquisas desenvolvidas <text:span text:style-name="T125">exclusivamente</text:span> a<text:span text:style-name="T126">poiado</text:span> <text:span text:style-name="T126">em</text:span> fontes bibliográficas. <text:span text:style-name="T125">Uma grande maioria dos estudos exploratórios, pode ser determinada como esta pesquisa.</text:span> As pesquisas sobre ideologias, bem como aquelas que se propõem à análise das diversas posições acerca de um <text:span text:style-name="T125">tema</text:span>, também costumam ser <text:span text:style-name="T125">realizadas</text:span> quase exclusivamente mediante fontes bibliográficas. <text:span text:style-name="T84">Ou seja, com base em livros, é possível retirar informações importantes, que não se encontra com facilidade na internet.</text:span></text:p>
      <text:p text:style-name="P31"><text:soft-page-break/><text:span text:style-name="T90">a pesquisa bibliográfica trata-se do levantamento, seleção e documentação de toda bibliografia já publicada sobre o assunto que está sendo pesquisado, em livros, revistas, jornais, boletins, monografias, teses, dissertações, material </text:span><text:span text:style-name="T95">cartográfico</text:span><text:span text:style-name="T90">, com o objetivo de colocar o pesquisador em contato direto com todo material já escrito sobre o mesmo. (LAKATOS </text:span><text:span text:style-name="T92">&amp;</text:span><text:span text:style-name="T90"> MARCONI, 1987, p. 66) </text:span></text:p>
      <text:p text:style-name="P5">A pesquisa bibliográfica será usada no projeto integrado através de livros, pesquisas, ou seja, aprofundando-se no assunto, tendo um maior conhecimento e assim aplicar esse conhecimento no projeto integrado, tanto na parte teórica quanto na parte prática.</text:p>
      <text:h text:style-name="P51" text:outline-level="3"><text:bookmark-start text:name="2.5.3. Pesquisa Documental"/><text:bookmark-start text:name="__RefHeading__5656_420906630"/><text:span text:style-name="T54">2.</text:span><text:span text:style-name="T55">5</text:span><text:span text:style-name="T54">.</text:span><text:span text:style-name="T55">3.</text:span><text:span text:style-name="T54"> </text:span><text:span text:style-name="T53">Pesquisa </text:span><text:span text:style-name="T56">D</text:span><text:span text:style-name="T53">ocumental</text:span><text:bookmark-end text:name="2.5.3. Pesquisa Documental"/><text:bookmark-end text:name="__RefHeading__5656_420906630"/></text:h>
      <text:p text:style-name="P7">A pesquisa em documentos, é a forma mais concreta para se conseguir informações verdadeiras. <text:span text:style-name="T118">E</text:span>ssas informações <text:span text:style-name="T125">são aquelas que </text:span>não foram observadas de formas analíticas.</text:p>
      <text:p text:style-name="P49"><text:bookmark-start text:name="__RefHeading__3331_508120220"/>“O desenvolvimento da pesquisa documental segue os mesmos passos da pesquisa bibliográfica. Apenas há que se considerar que o primeiro passo consiste na exploração das fontes documentais, que são em grande número. Existem, de um lado, os documentos de primeira mão, que <text:span text:style-name="T87">não receberam nenhum</text:span> tratamento analítico, tais como: documentos oficiais, reportagens de jornal, cartas, contratos, diários, filmes, fotografias, gravações etc. De outro lado, existem os documentos de segunda mão, que de alguma forma já foram analisados, tais como: relatórios de pesquisa, relatórios de empresas, tabelas estatísticas etc”. <text:s/><text:span text:style-name="T132">(GIL, 2002, p.59).</text:span><text:bookmark-end text:name="__RefHeading__3331_508120220"/></text:p>
      <text:p text:style-name="P8"><text:tab/><text:span text:style-name="T111">Será utilizada </text:span>a pesquisa documental no projeto, analisando relatórios de gastos e ganhos da empresa, relatório de <text:span text:style-name="T110">clientes que utilizam do serviço</text:span> oferecido pela empresa.</text:p>
      <text:h text:style-name="P53" text:outline-level="3"/>
      <text:h text:style-name="BSI_5f_Título_5f_3" text:outline-level="3"><text:bookmark-start text:name="__RefHeading__3333_508120220"/><text:bookmark-start text:name="2.5.4. Estudo de Caso"/><text:soft-page-break/><text:span text:style-name="T71">2.5.4. </text:span>Estudo de <text:span text:style-name="T86">C</text:span>aso<text:bookmark-end text:name="__RefHeading__3333_508120220"/><text:bookmark-end text:name="2.5.4. Estudo de Caso"/></text:h>
      <text:p text:style-name="P21"><text:tab/><text:span text:style-name="T125">Nada mais é do que o</text:span> estudo <text:span text:style-name="T125">a</text:span>profund<text:span text:style-name="T125">ado</text:span> e exaustivo de um ou poucos objetos, <text:span text:style-name="T125">de uma maneira simples, que permitirá seu amplo e detalhado conhecimento,</text:span> tarefa <text:span text:style-name="T125">quase</text:span> impossível <text:span text:style-name="T125">por meio de</text:span> outr<text:span text:style-name="T125">a</text:span>s <text:span text:style-name="T125">formas</text:span> já <text:span text:style-name="T125">estudadas.</text:span> (GIL, 2002, p. 54).</text:p>
      <text:p text:style-name="P3">O Estudo de Caso foi utilizado <text:span text:style-name="T88">para</text:span> <text:span text:style-name="T89">facilitar o controle da empresa, sobre quais clientes ela tem um contrato, até quando esse contrato tem validade, endereço do cliente, horários que os clientes necessitam do serviço disponibilizado pela empresa</text:span></text:p>
      <text:p text:style-name="P28"><text:span text:style-name="T91">O</text:span><text:span text:style-name="T90"> estudo de caso é um estudo empírico que investiga um fenômeno atual dentro do seu contexto de realidade, quando as fronteiras entre o fenômeno e o contexto não são claramente definidas e no qual são utilizadas várias fontes de evidência.</text:span> <text:span text:style-name="T90"><text:s/>(</text:span><text:span text:style-name="T96">YIN, </text:span><text:span text:style-name="T90">2005, p. 32).</text:span></text:p>
      <text:p text:style-name="P95"/>
      <text:p text:style-name="P81"/>
      <text:h text:style-name="P96" text:outline-level="1"><text:bookmark-start text:name="REFERÊNCIAS"/><text:bookmark-start text:name="__RefHeading___Toc3394_1115081319"/>Referências<text:bookmark-end text:name="REFERÊNCIAS"/><text:bookmark-end text:name="__RefHeading___Toc3394_1115081319"/></text:h>
      <text:p text:style-name="P74"><text:span text:style-name="T16">4.2.2 – Método do índice de lucratividade (IL). </text:span><text:span text:style-name="T67">Disponível em: &lt;http://www.portalaction.com.br/simulacao-monte-carlo/422-metodo-do-indice-de-lucratividade-il/&gt;. Acesso em 25 de Abril de 2017.</text:span></text:p>
      <text:p text:style-name="P77"><text:span text:style-name="T18">4.4 – Análise de Sensibilidade.</text:span><text:span text:style-name="T70"> Disponível em: </text:span><text:span text:style-name="T69">&lt;http://www.portalaction.com.br/simulacao-monte-carlo/44-analise-de-sensibilidade/&gt;. Acesso em 25 de Abril de 2017.</text:span></text:p>
      <text:p text:style-name="P73">ABREU, Maurício; MACHADO, Felipe. <text:span text:style-name="T1">Projeto de banco de dados. </text:span></text:p>
      <text:p text:style-name="P61">BARBOSA, Simone D. J.; SILVA, Bruno S.; <text:span text:style-name="T1">Interação Humano – Computador. </text:span>Elsevir Editora Ltda. Rio de Janeiro. 2010.</text:p>
      <text:p text:style-name="P60">BARRETO, Maurício V. S.; <text:span text:style-name="T1">Curso de linguagem PHP. </text:span>2000.</text:p>
      <text:p text:style-name="P63">CLELAND, David; IRELAND, Lewis r. <text:span text:style-name="T1">Gerenciamento de projetos</text:span>. 2 Ed. São Paulo: LTC, 2007.</text:p>
      <text:p text:style-name="P75"><text:span text:style-name="T17">Como se calcula o custo anual equivalente.</text:span><text:span text:style-name="T68"> Disponível em: &lt;https://br.answers.yahoo.com/question/index?qid=20110311025743AA1BFqV/&gt;. Acesso em 25 de Abril de 2017.</text:span></text:p>
      <text:p text:style-name="P63"><text:span text:style-name="T1">Complexidade de Algoritmos</text:span>. Disponível em &lt;http://wiki.icmc.usp.br/images/d/de/Analise_complexidade.pdf/&gt;. Acesso em 13 de setembro de 2016. </text:p>
      <text:p text:style-name="P64"><text:span text:style-name="T9">Conceitos: Gerenciamento de Requisitos. </text:span><text:span text:style-name="T62">Disponível em &lt;http://www.funpar.ufpr.br:8080/rup/process/workflow/requirem/co_rm.htm/&gt;. Acesso em 24 de Abril de 2017.</text:span></text:p>
      <text:p text:style-name="P68"><text:span text:style-name="T9">D</text:span><text:span text:style-name="T12">iagrama de Sequência.</text:span><text:span text:style-name="T63"> Disponível em &lt;https://pt.wikipedia.org/wiki/Diagrama_de_sequ%C3%Aancia/&gt;. Acesso em 24 de Abril de 2017.</text:span></text:p>
      <text:p text:style-name="BSI_5f_TextoReferências"><text:soft-page-break/>GIL, Antônio Carlos. <text:span text:style-name="T1">Como elaborar projetos de pesquisa</text:span>. 4. Ed. São Paulo: Atlas, 2002.</text:p>
      <text:p text:style-name="P66"><text:span text:style-name="T11">Introdução à </text:span><text:span text:style-name="T137">TRIGGERS.</text:span><text:span text:style-name="T141"> Disponível em &lt;http://www.devmedia.com.br/introducao-a-triggers/1695/&gt;. Acesso em 24 de Abril de 2017.</text:span></text:p>
      <text:p text:style-name="BSI_5f_TextoReferências">KROENKE, David M. <text:span text:style-name="T1">Banco de dados fundamentos, projeto e implantação</text:span>. <text:span text:style-name="T120">6. Ed. 1998.</text:span></text:p>
      <text:p text:style-name="P58">LAKATOS, Eva Maria; MARCONI, Marina de Andrade. <text:span text:style-name="T1">Fundamentos de metodologia científica</text:span>. 5. ed. São Paulo: Atlas, 2003.</text:p>
      <text:p text:style-name="P69"><text:span text:style-name="T13">Linguagem de Modelagem Unificada. </text:span><text:span text:style-name="T64">Disponível em &lt;http://www.etelg.com.br/paginaete/downloads/informatica/apostila_uml.pdf/&gt;. Acesso em 24 de Abril de 2017.</text:span></text:p>
      <text:p text:style-name="BSI_5f_TextoReferências"><text:span text:style-name="T119">Marketing de Conteúdo – </text:span><text:span text:style-name="T5">O que é ROI?</text:span><text:span text:style-name="T119">. Disponível em: &lt;</text:span><text:span text:style-name="T51">http://marketingdeconteudo.com/roi/</text:span><text:span text:style-name="T52">&gt;. Acesso em 1 de setembro.</text:span></text:p>
      <text:p text:style-name="BSI_5f_TextoReferências">MINAYO, M. C. S. (Org.). <text:span text:style-name="T1">Pesquisa social: teoria, método e criatividade</text:span>. 25. ed. Petrópolis: Vozes, 2007.</text:p>
      <text:p text:style-name="BSI_5f_TextoReferências">MORAES, R<text:span text:style-name="T133">o</text:span>berto Celso. <text:span text:style-name="T1">Estrutura de Dados e Algoritmos</text:span>. São Paulo: Berkeley, 2001.</text:p>
      <text:p text:style-name="P58">Neigrando. <text:span text:style-name="T1">A importância da Modelagem de Negócios</text:span>. Disponível em: &lt;https://neigrando.wordpress.com/2011/05/05/a-importancia-da-modelagem-de-negocios/&gt;. Acesso em 1 de maio de 2016.</text:p>
      <text:p text:style-name="P19">NUNES, Mauro; <text:s/>O’Neil, Henrique. Fundamental de UML.. 1 ed. FCA: 2004.</text:p>
      <text:p text:style-name="P71">OLIVEIRA, U. <text:span text:style-name="T1">Benefícios da implantação do sistema de informação na organização</text:span>. 2015. Disponível em: &lt;http://www.administradores.com.br/artigos/cotidiano/beneficios-da-implantacao-do-sistema-de-informacao-na-organizacao/88232/ &gt;. Acesso em 21 de outubro de 2016.</text:p>
      <text:p text:style-name="P72"><text:soft-page-break/><text:span text:style-name="T15">O que é TIR (Taxa Interna de Retorno)?. </text:span><text:span text:style-name="T66">Disponível em: &lt;http://www.wrprates.com/o-que-e-tir-taxa-interna-de-retorno/&gt;. Acesso em 25 de Abril de 2017.</text:span></text:p>
      <text:p text:style-name="P71"><text:span text:style-name="T14">O que é VPL (Valor Presente Líquido)?. </text:span><text:span text:style-name="T65">Disponível em: &lt;</text:span><text:span text:style-name="T147">http://www.wrprates.com/o-que-e-vpl-valor-presente-liquido/&gt;. Acesso em 25 de Abril de 2017.</text:span></text:p>
      <text:p text:style-name="BSI_5f_TextoReferências">PADOVEZE, Clóvis Luís. <text:span text:style-name="T1">Manual de Contabilidade Básica</text:span>. <text:span text:style-name="T121">9 Ed. Atlas, 2012.</text:span></text:p>
      <text:p text:style-name="P70"><text:span text:style-name="T138">Pay Back: </text:span><text:span text:style-name="T145">O que é e como calcular o da sua empresa. </text:span><text:span text:style-name="T142">Disponível em &lt;http://saiadolugar.com.br/payback//&gt;. Acesso em 24 de Abril de 2017.</text:span></text:p>
      <text:p text:style-name="P59">PEDROSO, Robertha Pereira. <text:span text:style-name="T1">Apostila HTML. </text:span><text:span text:style-name="T58">2007.</text:span></text:p>
      <text:p text:style-name="BSI_5f_TextoReferências">PERRY, Greg M. <text:span text:style-name="T1">Aprenda em vinte e quatro horas </text:span><text:span text:style-name="T6">de </text:span><text:span text:style-name="T1">programação</text:span>. 1 Ed. Campus Elsevier, 2001.</text:p>
      <text:p text:style-name="P65"><text:span text:style-name="T10">Plano de Teste – Um mapa essencial para teste de </text:span><text:span text:style-name="T136">Software</text:span><text:span text:style-name="T144">. </text:span><text:span text:style-name="T140">Disponível em &lt;http://www.devmedia.com.br/plano-de-teste-um-mapa-essencial-para-teste-de-software/13824/&gt;. Acesso em 24 de Abril de 2017.</text:span></text:p>
      <text:p text:style-name="P76"><text:span text:style-name="T144">P</text:span><text:span text:style-name="T146">onto de Equilíbrio.</text:span><text:span text:style-name="T143"> Disponível em: &lt;https://www.sebrae.com.br/sites/PortalSebrae/artigos/ponto-de-equilibrio,67ca5415e6433410VgnVCM1000003b74010aRCRD/&gt;. Acesso em 25 de Abril de 2017.</text:span></text:p>
      <text:p text:style-name="BSI_5f_TextoReferências">POZZA, Osvaldo Antonio; PENEDO, Sérgio; <text:span text:style-name="T1">A máquina de Turing</text:span>. Disponível em: &lt;http://www.inf.ufsc.br/~j.barreto/trabaluno/MaqT01.pdf/&gt;. Acesso em 12 de setembro de 2016.</text:p>
      <text:p text:style-name="BSI_5f_TextoReferências">PRESTES, Edson. <text:span text:style-name="T1">Complexidade de Algoritmos</text:span>. Disponível em &lt;http://www.inf.ufrgs.br/~prestes/Courses/Complexity/aula26.pdf/&gt;. Acesso em 13 de setembro de 2016.</text:p>
      <text:p text:style-name="BSI_5f_TextoReferências"><text:soft-page-break/><text:span text:style-name="T21">P</text:span><text:span text:style-name="T23">rofissionais TI – </text:span><text:span text:style-name="T25">Uma pequena introdução sobre o inner join em SQL</text:span><text:span text:style-name="T23">. Disponivel em: &lt;https://www.profissionaisti.com.br/2011/03/uma-pequena-introducao-sobre-o-inner-join-em-banco-de-dados/&gt;. Acesso em 2 de Setembro de 2016.</text:span></text:p>
      <text:p text:style-name="BSI_5f_TextoReferências"><text:span text:style-name="T21">Projeto TI-Verde – </text:span><text:span text:style-name="T26">Versão CONIP 2008</text:span><text:span text:style-name="T21">. </text:span><text:span text:style-name="T22">Disponível em: &lt;https://www.cetesb.sp.gov.br/noticentro/2008/06/16_descritivo_ti_verde.pdf/&gt;. Acesso em </text:span><text:span text:style-name="T24">2</text:span><text:span text:style-name="T22"> de </text:span><text:span text:style-name="T24">setembro</text:span><text:span text:style-name="T22"> de 2016.</text:span></text:p>
      <text:p text:style-name="P19">SILVA, Alberto Manuel Rodrigues da; VIDEIRA, Carlos Alberto Escaleira. UML, Metodologias e Ferramentas CASE. 1 Ed. Inova, 2001.</text:p>
      <text:p text:style-name="P59">SILVA, Higor E. R.; FERREIRA, Leonardo P.; <text:span text:style-name="T1">Apostila do curso de PHP. </text:span><text:span text:style-name="T58">2013.</text:span></text:p>
      <text:p text:style-name="BSI_5f_TextoReferências"><text:span text:style-name="T116">SEBESTA, R. W. </text:span><text:span text:style-name="Strong_20_Emphasis"><text:span text:style-name="T117">Conceitos de linguagens de programação</text:span></text:span><text:span text:style-name="T116">. 9. ed. Porto Alegre: Bookman, 2011.</text:span><text:span text:style-name="T79"> </text:span></text:p>
      <text:p text:style-name="BSI_5f_TextoReferências"><text:span text:style-name="T29">S</text:span><text:span text:style-name="T28">TALLINGS, Willian. </text:span><text:span text:style-name="T32">Arquitetura e Or</text:span><text:span text:style-name="T33">g</text:span><text:span text:style-name="T32">anização de Computadores</text:span><text:span text:style-name="T28">. 5 Ed. São Paulo: Prentice Hall, 2003.</text:span></text:p>
      <text:p text:style-name="P58"><text:span text:style-name="T29">STAR, </text:span><text:span text:style-name="T30">R</text:span><text:span text:style-name="T29">alph</text:span><text:span text:style-name="T30"> M.; </text:span><text:span text:style-name="T29">REYNOLDS, </text:span><text:span text:style-name="T30">G</text:span><text:span text:style-name="T29">eorge</text:span><text:span text:style-name="T30"> W. </text:span><text:span text:style-name="T34">Princípios de Sistema de Informação</text:span><text:span text:style-name="T29">. 6 Ed. São Paulo: Cengage Learning, 2005.</text:span></text:p>
      <text:p text:style-name="P67"><text:span text:style-name="T39">S</text:span><text:span text:style-name="T40">tored Procedures. </text:span><text:span text:style-name="T37">Disponível em &lt;https://wiki.locaweb.com.br/pt-br/Stored_procedures/&gt;. Acesso em 24 de Abril de 2017.</text:span></text:p>
      <text:p text:style-name="P67"><text:span text:style-name="T39">S</text:span><text:span text:style-name="T40">tored Procedures and Triggers</text:span><text:span text:style-name="T37">. Disponível em &lt;https://pt.slideshare.net/flaviognm/stored-procedures-and-triggers/&gt;. Acesso em 24 de Abril de 2017.</text:span></text:p>
      <text:p text:style-name="P67"><text:span text:style-name="T38">Subconsultas em SQL</text:span><text:span text:style-name="T37">. Disponível em &lt;http://www.criarweb.com/artigos/subconsultas-em-sql.html/&gt;. Acesso em 24 de Abril de 2017.</text:span></text:p>
      <text:p text:style-name="P62"><text:span text:style-name="T8">Teoria Basica sobre linguagem PHP. </text:span><text:span text:style-name="T61">Disponível em: &lt;</text:span><text:span text:style-name="T60">http://mscmariotti.pro.br/wp-content/uploads/2014/10/material_PHP_eags_sin.pdf/</text:span><text:span text:style-name="T61">&gt;. Acesso em 20 de março de 2017.</text:span></text:p>
      <text:p text:style-name="P62"><text:soft-page-break/><text:span text:style-name="T36">TELECO. </text:span><text:span text:style-name="T113">FCS: Metodologia</text:span><text:span text:style-name="T114">. </text:span><text:span text:style-name="T115">Disponível em: &lt;http://www.teleco.com.br/tutoriais/tutorialfcs/pagina_4.asp/&gt;. Acesso em 4 de maio de 2016.</text:span></text:p>
      <text:p text:style-name="P58"><text:span text:style-name="T29">U</text:span><text:span text:style-name="T31">FSJ. </text:span><text:span text:style-name="T32">M</text:span><text:span text:style-name="T35">etodologia Científica</text:span><text:span text:style-name="T31">. Disponível em: &lt;ttp://www.ufsj.edu.br/portal2-repositorio/File/progp/capacitacao/projeto-metodologia%20cientifica-1.pdf/&gt;. Acesso em 3 de maio de 2016.</text:span></text:p>
      <text:p text:style-name="BSI_5f_TextoReferências">VECCHIO, Robert, <text:span text:style-name="T1">Comportamento Organizacional: conceitos </text:span><text:span text:style-name="T7">básicos</text:span>, 2012.</text:p>
      <text:p text:style-name="BSI_5f_TextoReferências"><text:span text:style-name="T19">YIN, Robert K. </text:span><text:span text:style-name="T27">Estudo de caso: planejamento e métodos</text:span><text:span text:style-name="T19">. 3 </text:span><text:span text:style-name="T20">E</text:span><text:span text:style-name="T19">d. Porto Alegre: Bookman, 2005. </text:span></text:p>
      <text:p text:style-name="P56"/>
      <text:h text:style-name="P55" text:outline-level="1"/>
      <text:p text:style-name="P82"/>
      <text:h text:style-name="P94" text:outline-level="1"><text:bookmark-start text:name="ANEXO A – CARTA DE APRESENTAÇÃO"/><text:bookmark-start text:name="__RefHeading___Toc3404_1115081319"/><text:span text:style-name="T109">A</text:span>NEXO A – <text:span text:style-name="T104">CARTA DE APRESENTAÇÃO</text:span><text:bookmark-end text:name="ANEXO A – CARTA DE APRESENTAÇÃO"/><text:bookmark-end text:name="__RefHeading___Toc3404_1115081319"/></text:h>
      <text:p text:style-name="P3"/>
      <text:p text:style-name="P83"/>
      <text:h text:style-name="P26" text:outline-level="1"><text:bookmark-start text:name="__RefHeading___Toc3406_1115081319"/><text:bookmark-start text:name="ANEXO B – TERMO DE COMPROMISSO DE ORIGINALIDADE"/>ANEXO <text:span text:style-name="T103">B</text:span> – <text:span text:style-name="T104">TERMO DE COMPROMISSO DE ORIGINALIDADE</text:span><text:bookmark-end text:name="__RefHeading___Toc3406_1115081319"/><text:bookmark-end text:name="ANEXO B – TERMO DE COMPROMISSO DE ORIGINALIDADE"/></text:h>
      <text:p text:style-name="P15"/>
      <text:p text:style-name="P84"/>
      <text:h text:style-name="P93" text:outline-level="1"><text:bookmark-start text:name="__RefHeading___Toc3408_1115081319"/><text:bookmark-start text:name="ANEXO C - CARTA DE AUTORIZAÇÃO PARA PESQUISA"/>ANEXO <text:span text:style-name="T106">c</text:span> – <text:span text:style-name="T106">CARTA DE AUTORIZAÇÃO PARA PESQUISA</text:span><text:bookmark-end text:name="__RefHeading___Toc3408_1115081319"/><text:bookmark-end text:name="ANEXO C - CARTA DE AUTORIZAÇÃO PARA PESQUISA"/></text:h>
      <text:p text:style-name="P10"/>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tru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loext:graphic-properties draw:fill="none" draw:fill-color="#99ccff"/>
      <style:paragraph-properties fo:margin-top="0cm" fo:margin-bottom="0.84cm" loext:contextual-spacing="false" style:page-number="auto" fo:background-color="transparent" style:shadow="none">
        <style:tab-stops/>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loext:graphic-properties draw:fill="none" draw:fill-color="#99ccff"/>
      <style:paragraph-properties fo:text-align="end" style:justify-single-word="false" style:page-number="auto" fo:background-color="transparent" style:shadow="none">
        <style:tab-stops/>
      </style:paragraph-properties>
    </style:style>
    <style:style style:name="BSI_5f_TextoCitaçãoLonga" style:display-name="BSI_TextoCitaçãoLonga" style:family="paragraph" style:parent-style-name="BSI_5f_Legenda" style:master-page-name="">
      <loext:graphic-properties draw:fill="none" draw:fill-color="#99ccff"/>
      <style:paragraph-properties fo:margin-left="4.001cm" fo:margin-right="0cm" fo:margin-top="0cm" fo:margin-bottom="0cm" loext:contextual-spacing="false" fo:text-align="justify" style:justify-single-word="false" fo:text-indent="0cm" style:auto-text-indent="false" style:page-number="auto" fo:background-color="transparent"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loext:graphic-properties draw:fill="none" draw:fill-color="#99ccff"/>
      <style:paragraph-properties fo:margin-top="0.42cm" fo:margin-bottom="0.42cm" loext:contextual-spacing="false" style:page-number="auto" fo:background-color="transparent"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margin-left="0cm" fo:margin-right="0cm"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2" style:font-family-asian="Calibri" style:font-family-generic-asian="system" style:font-pitch-asian="variable" style:font-size-asian="10pt" style:language-asian="pt" style:country-asian="BR" style:font-name-complex="Calibri2" style:font-family-complex="Calibri" style:font-family-generic-complex="system" style:font-pitch-complex="variable" style:font-size-complex="11pt" style:language-complex="ar" style:country-complex="SA"/>
    </style:style>
    <style:style style:name="Signature" style:family="paragraph" style:parent-style-name="Standard" style:class="text"/>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Addressee" style:family="paragraph" style:parent-style-name="Standard" style:class="extra"/>
    <style:style style:name="Horizontal_20_Line" style:display-name="Horizontal Line" style:family="paragraph" style:parent-style-name="Standard" style:class="html"/>
    <style:style style:name="Endnote" style:family="paragraph" style:parent-style-name="Standard" style:class="extra"/>
    <style:style style:name="Footnote" style:family="paragraph" style:parent-style-name="Standard" style:class="extra"/>
    <style:style style:name="Sender" style:family="paragraph" style:parent-style-name="Standard" style:class="extra"/>
    <style:style style:name="Footer" style:family="paragraph" style:parent-style-name="Standard" style:class="extra">
      <style:paragraph-properties text:number-lines="true" text:line-number="0"/>
    </style:style>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alutation" style:family="paragraph" style:parent-style-name="Standard" style:class="text"/>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Table_20_Heading" style:display-name="Table Heading" style:family="paragraph" style:parent-style-name="Table_20_Contents" style:class="extra"/>
    <style:style style:name="Text_20_body_20_indent" style:display-name="Text body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lustração" style:family="paragraph" style:parent-style-name="Caption"/>
    <style:style style:name="Drawing" style:family="paragraph" style:parent-style-name="Caption" style:class="extra"/>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Index_20_Separator" style:display-name="Index Separator" style:family="paragraph" style:parent-style-name="Index" style:class="index"/>
    <style:style style:name="Contents_20_5" style:display-name="Contents 5" style:family="paragraph" style:parent-style-name="Index" style:class="index"/>
    <style:style style:name="Bibliography_20_1" style:display-name="Bibliography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Object_20_index_20_1" style:display-name="Object index 1" style:family="paragraph" style:parent-style-name="Index" style:class="index"/>
    <style:style style:name="Normal" style:family="paragraph">
      <style:paragraph-properties fo:margin-top="0.212cm" fo:margin-bottom="0cm" loext:contextual-spacing="false" fo:line-height="120%" fo:text-align="justify" style:justify-single-word="false" fo:hyphenation-ladder-count="no-limit"/>
      <style:text-properties fo:color="#000000" style:font-name="Arial" fo:font-family="Arial" style:font-family-generic="swiss" style:font-pitch="variable" fo:font-size="11pt" fo:language="pt" fo:country="PT" style:font-size-asian="11pt" style:font-size-complex="12pt" fo:hyphenate="false" fo:hyphenation-remain-char-count="2" fo:hyphenation-push-char-count="2"/>
    </style:style>
    <style:style style:name="Body_20_Text" style:display-name="Body Text" style:family="paragraph" style:parent-style-name="Normal">
      <style:paragraph-properties fo:hyphenation-ladder-count="no-limit"/>
      <style:text-properties fo:color="#0000ff" fo:hyphenate="false" fo:hyphenation-remain-char-count="2" fo:hyphenation-push-char-count="2"/>
    </style:style>
    <style:style style:name="Body_20_Text_20_Indent" style:display-name="Body Text Indent" style:family="paragraph" style:parent-style-name="Normal">
      <style:paragraph-properties fo:margin-left="0cm" fo:margin-right="0cm" fo:hyphenation-ladder-count="no-limit" fo:text-indent="1.27cm" style:auto-text-indent="false"/>
      <style:text-properties fo:language="pt" fo:country="BR" style:font-size-complex="10pt" fo:hyphenate="false" fo:hyphenation-remain-char-count="2" fo:hyphenation-push-char-count="2"/>
    </style:style>
    <style:style style:name="TOC_20_1" style:display-name="TOC 1" style:family="paragraph" style:parent-style-name="Normal" style:next-style-name="Normal">
      <style:paragraph-properties fo:hyphenation-ladder-count="no-limit"/>
      <style:text-properties fo:hyphenate="false" fo:hyphenation-remain-char-count="2" fo:hyphenation-push-char-count="2"/>
    </style:style>
    <style:style style:name="TOC_20_2" style:display-name="TOC 2" style:family="paragraph" style:parent-style-name="Normal" style:next-style-name="Normal">
      <style:paragraph-properties fo:margin-left="0.388cm" fo:margin-right="0cm" fo:hyphenation-ladder-count="no-limit" fo:text-indent="0cm" style:auto-text-indent="false">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weight="bold" style:font-weight-asian="bold" style:font-weight-complex="bold"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nte_20_parág._20_padrão" style:display-name="Fonte parág. padrão" style:family="text"/>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BSI_5f_Cabeçalho">
      <style:paragraph-properties fo:text-align="end" style:justify-single-word="false"/>
    </style:style>
    <style:style style:name="MP2" style:family="paragraph" style:parent-style-name="BSI_5f_Cabeçalho">
      <style:paragraph-properties fo:text-align="start" style:justify-single-word="false"/>
      <style:text-properties officeooo:rsid="013dffe5" officeooo:paragraph-rsid="013dffe5"/>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1" style:print-orientation="portrait" fo:margin-top="2cm" fo:margin-bottom="3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true"/>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1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14">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15">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BSI_5f_PrimeiraPágina" style:display-name="BSI_PrimeiraPágina" style:page-layout-name="Mpm2"/>
    <style:master-page style:name="BSI_5f_PréTexto" style:display-name="BSI_PréTexto" style:page-layout-name="Mpm3">
      <style:footer>
        <text:p text:style-name="Footer"/>
      </style:footer>
    </style:master-page>
    <style:master-page style:name="BSI_5f_PósTexto" style:display-name="BSI_PósTexto" style:page-layout-name="Mpm4">
      <style:header>
        <text:p text:style-name="MP1"><text:page-number text:select-page="current">29</text:page-number></text:p>
      </style:header>
      <style:header-left>
        <text:p text:style-name="MP2"><text:page-number text:select-page="current">28</text:page-number></text:p>
      </style:header-left>
      <style:footer>
        <text:p text:style-name="Footer"/>
      </style:footer>
    </style:master-page>
    <style:master-page style:name="First_20_Page" style:display-name="First Page" style:page-layout-name="Mpm5" style:next-style-name="Standard"/>
    <style:master-page style:name="Index" style:page-layout-name="Mpm5"/>
    <style:master-page style:name="HTML" style:page-layout-name="Mpm6"/>
    <style:master-page style:name="Converted1" style:page-layout-name="Mpm7">
      <style:header>
        <text:p text:style-name="Header"/>
      </style:header>
    </style:master-page>
    <style:master-page style:name="Left_20_Page" style:display-name="Left Page" style:page-layout-name="Mpm8" style:next-style-name="Right_20_Page"/>
    <style:master-page style:name="Right_20_Page" style:display-name="Right Page" style:page-layout-name="Mpm9" style:next-style-name="Left_20_Page">
      <style:header>
        <text:p text:style-name="Header"/>
      </style:header>
    </style:master-page>
    <style:master-page style:name="Envelope" style:page-layout-name="Mpm10"/>
    <style:master-page style:name="Footnote" style:page-layout-name="Mpm11"/>
    <style:master-page style:name="Endnote" style:page-layout-name="Mpm11"/>
    <style:master-page style:name="Landscape" style:page-layout-name="Mpm12"/>
    <style:master-page style:name="MP0" style:page-layout-name="Mpm13"/>
    <style:master-page style:name="MP3" style:page-layout-name="Mpm13"/>
    <style:master-page style:name="MP4" style:page-layout-name="Mpm13"/>
    <style:master-page style:name="MP5" style:page-layout-name="Mpm13"/>
    <style:master-page style:name="MP6" style:page-layout-name="Mpm14">
      <style:header>
        <text:p text:style-name="BSI_5f_Cabeçalho"><text:page-number text:select-page="current">0</text:page-number></text:p>
      </style:header>
      <style:header-left>
        <text:p text:style-name="BSI_5f_Cabeçalho"><text:page-number text:select-page="current">0</text:page-number></text:p>
      </style:header-left>
    </style:master-page>
    <style:master-page style:name="MP7" style:page-layout-name="Mpm14">
      <style:header>
        <text:p text:style-name="BSI_5f_Cabeçalho"><text:page-number text:select-page="current">0</text:page-number></text:p>
      </style:header>
      <style:header-left>
        <text:p text:style-name="BSI_5f_Cabeçalho"><text:page-number text:select-page="current">0</text:page-number></text:p>
      </style:header-left>
    </style:master-page>
    <style:master-page style:name="MP8" style:page-layout-name="Mpm15">
      <style:header>
        <text:p text:style-name="Header"/>
      </style:header>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20DT20H9M38S</meta:editing-duration>
    <meta:editing-cycles>247</meta:editing-cycles>
    <meta:generator>LibreOffice/5.3.2.2$Windows_X86_64 LibreOffice_project/6cd4f1ef626f15116896b1d8e1398b56da0d0ee1</meta:generator>
    <meta:initial-creator>Cristiano Jesus</meta:initial-creator>
    <dc:date>2017-08-22T22:39:34.265000000</dc:date>
    <meta:document-statistic meta:table-count="1" meta:image-count="0" meta:object-count="0" meta:page-count="29" meta:paragraph-count="159" meta:word-count="2881" meta:character-count="20370" meta:non-whitespace-character-count="17585"/>
  </office:meta>
</office:document-meta>
</file>